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FB849EEA078823E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 svg:font-family="OpenSymbol, 'Arial Unicode MS'"/>
    <style:font-face style:name="Symbol" svg:font-family="Symbol"/>
    <style:font-face style:name="Tahoma1" svg:font-family="Tahoma"/>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Gabriola2" svg:font-family="Gabriola" style:font-pitch="variable"/>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RecipeTiming">
      <style:text-properties style:text-underline-style="none"/>
    </style:style>
    <style:style style:name="P2" style:family="paragraph" style:parent-style-name="HeadingRecipe">
      <style:paragraph-properties fo:break-before="page"/>
    </style:style>
    <style:style style:name="P3" style:family="paragraph" style:parent-style-name="HeadingRecipe">
      <style:paragraph-properties fo:break-before="page"/>
      <style:text-properties officeooo:rsid="00137ab4" officeooo:paragraph-rsid="00137ab4"/>
    </style:style>
    <style:style style:name="P4" style:family="paragraph" style:parent-style-name="HeadingRecipe">
      <style:paragraph-properties fo:break-before="page"/>
      <style:text-properties officeooo:paragraph-rsid="0016ec4e"/>
    </style:style>
    <style:style style:name="P5" style:family="paragraph" style:parent-style-name="HeadingRecipeIngredients">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6" style:family="paragraph" style:parent-style-name="HeadingRecipeIngredients">
      <style:text-properties style:use-window-font-color="true" style:font-name="Times New Roman" fo:font-size="12pt" fo:language="en" fo:country="US" fo:font-style="italic" style:text-underline-style="solid" style:text-underline-width="auto" style:text-underline-color="font-color"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7" style:family="paragraph" style:parent-style-name="HeadingRecipeIngredients">
      <style:text-properties style:font-name="Times New Roman" style:font-name-complex="Times New Roman"/>
    </style:style>
    <style:style style:name="P8" style:family="paragraph" style:parent-style-name="HeadingRecipeIngredients">
      <style:text-properties style:font-name="Times New Roman" officeooo:paragraph-rsid="00137ab4" style:font-name-complex="Times New Roman"/>
    </style:style>
    <style:style style:name="P9" style:family="paragraph" style:parent-style-name="HeadingRecipeIngredients">
      <style:text-properties style:font-name="Times New Roman" fo:font-style="normal" style:text-underline-style="none" fo:font-weight="normal" officeooo:paragraph-rsid="0016ec4e" style:font-style-asian="normal" style:font-weight-asian="normal" style:font-style-complex="normal" style:font-weight-complex="normal"/>
    </style:style>
    <style:style style:name="P10" style:family="paragraph" style:parent-style-name="HeadingRecipeIngredients">
      <style:text-properties officeooo:paragraph-rsid="0016ec4e"/>
    </style:style>
    <style:style style:name="P11" style:family="paragraph" style:parent-style-name="TextBodyIngredients">
      <style:text-properties style:use-window-font-color="true" style:font-name="Times New Roman" fo:font-size="12pt" fo:language="en" fo:country="US" fo:font-style="italic" fo:font-weight="bold"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12" style:family="paragraph" style:parent-style-name="TextBodyIngredients">
      <style:text-properties style:use-window-font-color="true" style:font-name="Times New Roman" fo:font-size="12pt" fo:language="en" fo:country="US" fo:font-style="italic" style:text-underline-style="none" fo:font-weight="bold" style:font-name-asian="SimSun1"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13"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14"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style:font-name-asian="SimSun1" style:font-size-asian="12pt" style:language-asian="zh" style:country-asian="CN" style:font-style-asian="italic" style:font-weight-asian="bold" style:font-name-complex="Times New Roman" style:font-size-complex="12pt" style:language-complex="hi" style:country-complex="IN"/>
    </style:style>
    <style:style style:name="P15" style:family="paragraph" style:parent-style-name="TextBodyIngredients">
      <style:text-properties style:use-window-font-color="true" style:font-name="Times New Roman" fo:font-size="12pt" fo:language="en" fo:country="US" fo:font-weight="normal" style:font-size-asian="12pt" style:language-asian="zxx" style:country-asian="none" style:font-weight-asian="normal" style:font-name-complex="Times New Roman" style:font-size-complex="12pt" style:language-complex="ar" style:country-complex="SA" style:font-weight-complex="normal"/>
    </style:style>
    <style:style style:name="P16" style:family="paragraph" style:parent-style-name="TextBodyIngredients">
      <style:text-properties style:use-window-font-color="true" style:font-name="Times New Roman"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7" style:family="paragraph" style:parent-style-name="TextBodyIngredients">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8" style:family="paragraph" style:parent-style-name="TextBodyIngredients">
      <style:text-properties style:text-underline-style="solid" style:text-underline-width="auto" style:text-underline-color="font-color"/>
    </style:style>
    <style:style style:name="P19" style:family="paragraph" style:parent-style-name="TextBodyIngredients">
      <style:text-properties style:text-underline-style="solid" style:text-underline-width="auto" style:text-underline-color="font-color" officeooo:rsid="00174597" officeooo:paragraph-rsid="00174597"/>
    </style:style>
    <style:style style:name="P20" style:family="paragraph" style:parent-style-name="TextBodyIngredients">
      <style:text-properties style:font-name-asian="Times New Roman" style:font-name-complex="Times New Roman"/>
    </style:style>
    <style:style style:name="P21" style:family="paragraph" style:parent-style-name="TextBodyIngredients">
      <style:text-properties officeooo:paragraph-rsid="00137ab4"/>
    </style:style>
    <style:style style:name="P22" style:family="paragraph" style:parent-style-name="TextBodyIngredients">
      <style:text-properties officeooo:rsid="00137ab4" officeooo:paragraph-rsid="00137ab4"/>
    </style:style>
    <style:style style:name="P23" style:family="paragraph" style:parent-style-name="TextBodyIngredients">
      <style:text-properties fo:font-style="italic" officeooo:rsid="00137ab4" officeooo:paragraph-rsid="00137ab4" style:font-style-asian="italic" style:font-style-complex="italic"/>
    </style:style>
    <style:style style:name="P24" style:family="paragraph" style:parent-style-name="TextBodyIngredients">
      <style:text-properties officeooo:paragraph-rsid="00174597"/>
    </style:style>
    <style:style style:name="P25" style:family="paragraph" style:parent-style-name="TextBodyIngredients">
      <style:text-properties officeooo:paragraph-rsid="00192fa3"/>
    </style:style>
    <style:style style:name="P26" style:family="paragraph" style:parent-style-name="TextBodyIngredients">
      <style:text-properties officeooo:rsid="001d7758" officeooo:paragraph-rsid="001d7758"/>
    </style:style>
    <style:style style:name="P27" style:family="paragraph" style:parent-style-name="TextBodyIngredients">
      <style:text-properties officeooo:rsid="001e08a0" officeooo:paragraph-rsid="001e08a0"/>
    </style:style>
    <style:style style:name="P28" style:family="paragraph" style:parent-style-name="HeadingRecipeServes">
      <style:text-properties style:use-window-font-color="true" style:font-name="Times New Roman" fo:font-size="12pt" fo:language="en" fo:country="US" fo:font-style="italic" style:text-underline-style="none" fo:font-weight="bold" style:font-name-asian="Lucida Sans Unicode1"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29" style:family="paragraph" style:parent-style-name="HeadingRecipeServes">
      <style:text-properties style:use-window-font-color="true" fo:font-size="12pt" fo:language="en" fo:country="US" fo:font-style="italic" style:text-underline-style="none" fo:font-weight="bold" officeooo:rsid="00137ab4" officeooo:paragraph-rsid="00137ab4"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30" style:family="paragraph" style:parent-style-name="HeadingRecipeServes">
      <style:text-properties fo:font-style="italic" style:text-underline-style="none" style:font-style-asian="italic" style:font-style-complex="italic"/>
    </style:style>
    <style:style style:name="P31" style:family="paragraph" style:parent-style-name="HeadingRecipeServes">
      <style:text-properties officeooo:paragraph-rsid="00137ab4"/>
    </style:style>
    <style:style style:name="P32" style:family="paragraph" style:parent-style-name="HeadingRecipeInstructions">
      <style:text-properties style:text-underline-style="none"/>
    </style:style>
    <style:style style:name="P33" style:family="paragraph" style:parent-style-name="HeadingRecipeInstructions">
      <style:text-properties officeooo:paragraph-rsid="00137ab4"/>
    </style:style>
    <style:style style:name="P34" style:family="paragraph" style:parent-style-name="HeadingRecipeInstructions">
      <style:text-properties officeooo:paragraph-rsid="0016ec4e"/>
    </style:style>
    <style:style style:name="P35" style:family="paragraph" style:parent-style-name="HeadingRecipeInstructions">
      <style:text-properties officeooo:paragraph-rsid="001812f8"/>
    </style:style>
    <style:style style:name="P36" style:family="paragraph" style:parent-style-name="Normal_20__28_Web_29_">
      <style:paragraph-properties fo:margin-top="0in" fo:margin-bottom="0in" loext:contextual-spacing="false"/>
      <style:text-properties style:font-name="Times New Roman" fo:font-style="normal" fo:font-weight="normal" officeooo:paragraph-rsid="0016ec4e" style:font-style-asian="normal" style:font-weight-asian="normal" style:font-name-complex="Arial1" style:font-style-complex="normal" style:font-weight-complex="normal"/>
    </style:style>
    <style:style style:name="P37" style:family="paragraph" style:parent-style-name="Normal_20__28_Web_29_">
      <style:paragraph-properties fo:margin-top="0in" fo:margin-bottom="0in" loext:contextual-spacing="false"/>
      <style:text-properties style:font-name="Times New Roman" fo:font-style="normal" style:text-underline-style="none" fo:font-weight="normal" officeooo:paragraph-rsid="0016ec4e" style:font-style-asian="normal" style:font-weight-asian="normal" style:font-name-complex="Arial1" style:font-style-complex="normal" style:font-weight-complex="normal"/>
    </style:style>
    <style:style style:name="P38" style:family="paragraph" style:parent-style-name="HeadingRecipeHints">
      <style:text-properties style:use-window-font-color="true" fo:font-size="12pt" fo:language="en" fo:country="US" fo:font-style="italic" style:text-underline-style="none"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39" style:family="paragraph" style:parent-style-name="HeadingRecipeHints">
      <style:text-properties officeooo:paragraph-rsid="0019a739"/>
    </style:style>
    <style:style style:name="P40" style:family="paragraph" style:parent-style-name="Standard">
      <style:paragraph-properties fo:text-align="center" style:justify-single-word="false"/>
      <style:text-properties style:font-name="Gabriola2" fo:font-size="14pt" officeooo:rsid="002270a7" officeooo:paragraph-rsid="002270a7" style:font-size-asian="14pt" style:font-size-complex="14pt"/>
    </style:style>
    <style:style style:name="P41" style:family="paragraph" style:parent-style-name="Standard" style:list-style-name="WW8Num30">
      <style:paragraph-properties fo:margin-top="0in" fo:margin-bottom="0in" loext:contextual-spacing="false">
        <style:tab-stops>
          <style:tab-stop style:position="0.2654in"/>
        </style:tab-stops>
      </style:paragraph-properties>
      <style:text-properties style:use-window-font-color="true" style:font-name="Times New Roman" fo:font-size="12pt" fo:language="en" fo:country="US" fo:font-style="normal" style:text-underline-style="none" fo:font-weight="normal" officeooo:paragraph-rsid="0016ec4e" style:letter-kerning="true" style:font-name-asian="Arial Unicode MS" style:font-size-asian="12pt" style:language-asian="zxx" style:country-asian="none" style:font-style-asian="normal" style:font-weight-asian="normal" style:font-name-complex="Arial1" style:font-size-complex="12pt" style:language-complex="ar" style:country-complex="SA" style:font-style-complex="normal" style:font-weight-complex="normal"/>
    </style:style>
    <style:style style:name="P42" style:family="paragraph" style:parent-style-name="Normal_20__28_Web_29_" style:list-style-name="WW8Num30">
      <style:paragraph-properties fo:margin-top="0in" fo:margin-bottom="0in" loext:contextual-spacing="false">
        <style:tab-stops>
          <style:tab-stop style:position="0.2654in"/>
        </style:tab-stops>
      </style:paragraph-properties>
      <style:text-properties style:font-name="Times New Roman" officeooo:paragraph-rsid="0016ec4e" style:font-name-complex="Arial1"/>
    </style:style>
    <style:style style:name="P43" style:family="paragraph" style:parent-style-name="Normal_20__28_Web_29_" style:list-style-name="WW8Num30">
      <style:paragraph-properties fo:margin-top="0in" fo:margin-bottom="0in" loext:contextual-spacing="false">
        <style:tab-stops>
          <style:tab-stop style:position="0.2654in"/>
        </style:tab-stops>
      </style:paragraph-properties>
      <style:text-properties style:font-name="Times New Roman" officeooo:paragraph-rsid="0016ec4e"/>
    </style:style>
    <style:style style:name="P44" style:family="paragraph" style:parent-style-name="HeadingRecipe" style:master-page-name="RecipeHalfPageStyle">
      <style:paragraph-properties style:page-number="auto" fo:break-before="page"/>
    </style:style>
    <style:style style:name="P45" style:family="paragraph" style:parent-style-name="HeadingRecipe" style:master-page-name="RecipeHalfPageStyle">
      <style:paragraph-properties style:page-number="auto" fo:break-before="page"/>
      <style:text-properties officeooo:paragraph-rsid="0019a739"/>
    </style:style>
    <style:style style:name="P46" style:family="paragraph" style:parent-style-name="HeadingRecipe" style:master-page-name="RecipeHalfPageStyle">
      <style:paragraph-properties fo:text-align="center" style:justify-single-word="false" fo:orphans="2" fo:widows="2" fo:hyphenation-ladder-count="no-limit" style:page-number="auto" fo:break-before="page" fo:keep-with-next="always" text:number-lines="false" text:line-number="0" style:text-autospace="ideograph-alpha" style:punctuation-wrap="hanging" style:line-break="strict" style:writing-mode="lr-tb"/>
      <style:text-properties style:use-window-font-color="true" fo:font-size="12pt" fo:language="en" fo:country="US" style:font-name-asian="MS Mincho" style:font-size-asian="12pt" style:language-asian="zxx" style:country-asian="none" style:font-name-complex="Tahoma" style:font-size-complex="14pt" style:language-complex="ar" style:country-complex="SA" fo:hyphenate="false" fo:hyphenation-remain-char-count="2" fo:hyphenation-push-char-count="2"/>
    </style:style>
    <style:style style:name="P47" style:family="paragraph" style:parent-style-name="HeadingRecipe" style:master-page-name="RecipeHalfPageStyle">
      <style:paragraph-properties fo:text-align="center" style:justify-single-word="false" fo:orphans="2" fo:widows="2" fo:hyphenation-ladder-count="no-limit" style:page-number="auto" fo:break-before="page" fo:keep-with-next="always" text:number-lines="false" text:line-number="0" style:text-autospace="ideograph-alpha" style:punctuation-wrap="hanging" style:line-break="strict" style:writing-mode="lr-tb"/>
      <style:text-properties fo:hyphenate="false" fo:hyphenation-remain-char-count="2" fo:hyphenation-push-char-count="2"/>
    </style:style>
    <style:style style:name="P48" style:family="paragraph" style:parent-style-name="HeadingRecipe" style:master-page-name="RecipeHalfPageStyle">
      <style:paragraph-properties style:page-number="auto"/>
    </style:style>
    <style:style style:name="P49" style:family="paragraph" style:parent-style-name="HeadingRecipe" style:master-page-name="RecipeHalfPageStyle">
      <style:paragraph-properties fo:margin-left="0in" fo:margin-right="0in" fo:text-align="center" style:justify-single-word="false" fo:orphans="2" fo:widows="2" fo:hyphenation-ladder-count="no-limit" fo:text-indent="0in" style:auto-text-indent="false" style:page-number="auto" fo:break-before="page" fo:keep-with-next="always" text:number-lines="false" text:line-number="0" style:text-autospace="ideograph-alpha" style:punctuation-wrap="hanging" style:line-break="strict" style:writing-mode="lr-tb"/>
      <style:text-properties fo:hyphenate="false" fo:hyphenation-remain-char-count="2" fo:hyphenation-push-char-count="2"/>
    </style:style>
    <style:style style:name="P50" style:family="paragraph" style:parent-style-name="TextBodyIngredients">
      <style:text-properties officeooo:paragraph-rsid="00266b92"/>
    </style:style>
    <style:style style:name="P51" style:family="paragraph" style:parent-style-name="TextInstructionsNumbered" style:list-style-name="WW8Num2"/>
    <style:style style:name="P52" style:family="paragraph" style:parent-style-name="TextInstructionsNumbered" style:list-style-name="WW8Num3"/>
    <style:style style:name="P53" style:family="paragraph" style:parent-style-name="TextInstructionsNumbered" style:list-style-name="WW8Num4"/>
    <style:style style:name="P54" style:family="paragraph" style:parent-style-name="TextInstructionsNumbered" style:list-style-name="WW8Num5"/>
    <style:style style:name="P55" style:family="paragraph" style:parent-style-name="TextInstructionsNumbered" style:list-style-name="WW8Num6"/>
    <style:style style:name="P56" style:family="paragraph" style:parent-style-name="TextInstructionsNumbered" style:list-style-name="WW8Num9"/>
    <style:style style:name="P57" style:family="paragraph" style:parent-style-name="TextInstructionsNumbered" style:list-style-name="WW8Num10"/>
    <style:style style:name="P58" style:family="paragraph" style:parent-style-name="TextInstructionsNumbered" style:list-style-name="WW8Num11"/>
    <style:style style:name="P59" style:family="paragraph" style:parent-style-name="TextInstructionsNumbered" style:list-style-name="WW8Num12"/>
    <style:style style:name="P60" style:family="paragraph" style:parent-style-name="TextInstructionsNumbered" style:list-style-name="WW8Num23"/>
    <style:style style:name="P61" style:family="paragraph" style:parent-style-name="TextInstructionsNumbered" style:list-style-name=""/>
    <style:style style:name="P62" style:family="paragraph" style:parent-style-name="TextInstructionsNumbered" style:list-style-name="WW8Num24"/>
    <style:style style:name="P63" style:family="paragraph" style:parent-style-name="TextInstructionsNumbered" style:list-style-name="WW8Num25"/>
    <style:style style:name="P64" style:family="paragraph" style:parent-style-name="TextInstructionsNumbered" style:list-style-name="WW8Num14"/>
    <style:style style:name="P65" style:family="paragraph" style:parent-style-name="TextInstructionsNumbered" style:list-style-name="WW8Num14">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6" style:family="paragraph" style:parent-style-name="TextInstructionsNumbered" style:list-style-name="WW8Num21">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7" style:family="paragraph" style:parent-style-name="TextInstructionsNumbered" style:list-style-name="WW8Num15">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8" style:family="paragraph" style:parent-style-name="TextInstructionsNumbered" style:list-style-name="WW8Num14">
      <style:text-properties style:use-window-font-color="true" style:font-name="Times New Roman"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9" style:family="paragraph" style:parent-style-name="TextInstructionsNumbered" style:list-style-name="WW8Num21">
      <style:text-properties style:use-window-font-color="true" style:font-name="Times New Roman"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0" style:family="paragraph" style:parent-style-name="TextInstructionsNumbered" style:list-style-name="WW8Num21">
      <style:text-properties style:use-window-font-color="true" style:font-name="Times New Roman" fo:font-size="12pt" fo:language="en" fo:country="US" fo:font-style="normal" style:text-underline-style="none" fo:font-weight="normal" officeooo:paragraph-rsid="001502c9" style:letter-kerning="true" style:font-name-asian="Lucida Sans Unicode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1" style:family="paragraph" style:parent-style-name="TextInstructionsNumbered" style:list-style-name="WW8Num26">
      <style:text-properties style:use-window-font-color="true" style:font-name="Times New Roman" fo:font-size="12pt" fo:language="en" fo:country="US" fo:font-style="normal" style:text-underline-style="none" fo:font-weight="normal" officeooo:paragraph-rsid="001502c9" style:letter-kerning="true" style:font-name-asian="Lucida Sans Unicode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2" style:family="paragraph" style:parent-style-name="TextInstructionsNumbered" style:list-style-name="WW8Num15">
      <style:text-properties style:use-window-font-color="true" style:font-name="Times New Roman"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3" style:family="paragraph" style:parent-style-name="TextInstructionsNumbered" style:list-style-name="WW8Num16">
      <style:text-properties style:use-window-font-color="true" style:font-name="Times New Roman"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4" style:family="paragraph" style:parent-style-name="TextInstructionsNumbered" style:list-style-name="WW8Num26"/>
    <style:style style:name="P75" style:family="paragraph" style:parent-style-name="TextInstructionsNumbered" style:list-style-name="WW8Num26">
      <style:text-properties officeooo:paragraph-rsid="001502c9"/>
    </style:style>
    <style:style style:name="P76" style:family="paragraph" style:parent-style-name="TextInstructionsNumbered">
      <style:text-properties officeooo:paragraph-rsid="001812f8"/>
    </style:style>
    <style:style style:name="P77" style:family="paragraph" style:parent-style-name="TextInstructionsNumbered">
      <style:text-properties officeooo:rsid="001466b8"/>
    </style:style>
    <style:style style:name="P78" style:family="paragraph" style:parent-style-name="TextInstructionsNumbered">
      <style:text-properties officeooo:rsid="001466b8" officeooo:paragraph-rsid="001466b8"/>
    </style:style>
    <style:style style:name="P79" style:family="paragraph" style:parent-style-name="TextInstructionsNumbered" style:list-style-name="WW8Num22">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style:style>
    <style:style style:name="P80" style:family="paragraph" style:parent-style-name="TextInstructionsNumbered" style:list-style-name="WW8Num22">
      <style:paragraph-properties fo:orphans="0" fo:widows="0" fo:hyphenation-ladder-count="no-limit" text:number-lines="true" text:line-number="0" style:text-autospace="ideograph-alpha" style:punctuation-wrap="hanging" style:line-break="strict" style:writing-mode="lr-tb"/>
      <style:text-properties officeooo:paragraph-rsid="001e08a0" fo:hyphenate="false" fo:hyphenation-remain-char-count="2" fo:hyphenation-push-char-count="2"/>
    </style:style>
    <style:style style:name="P81" style:family="paragraph" style:parent-style-name="TextInstructionsNumbered" style:list-style-name="WW8Num23">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style:style>
    <style:style style:name="P82" style:family="paragraph" style:parent-style-name="TextInstructionsNumbered" style:list-style-name="WW8Num24">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style:style>
    <style:style style:name="P83" style:family="paragraph" style:parent-style-name="TextInstructionsNumbered" style:list-style-name="WW8Num25">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style:style>
    <style:style style:name="P84" style:family="paragraph" style:parent-style-name="TextInstructionsNumbered">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style:style>
    <style:style style:name="P85" style:family="paragraph" style:parent-style-name="TextInstructionsNumbered" style:list-style-name="WW8Num18">
      <style:paragraph-properties fo:orphans="0" fo:widows="0" fo:hyphenation-ladder-count="no-limit" text:number-lines="true" text:line-number="0" style:text-autospace="ideograph-alpha" style:punctuation-wrap="hanging" style:line-break="strict" style:writing-mode="lr-tb">
        <style:tab-stops>
          <style:tab-stop style:position="0.2701in"/>
        </style:tab-stops>
      </style:paragraph-properties>
      <style:text-properties fo:hyphenate="false" fo:hyphenation-remain-char-count="2" fo:hyphenation-push-char-count="2"/>
    </style:style>
    <style:style style:name="P86" style:family="paragraph" style:parent-style-name="TextInstructionsNumbered" style:list-style-name="WW8Num22">
      <style:paragraph-properties fo:orphans="0" fo:widows="0" fo:hyphenation-ladder-count="no-limit" text:number-lines="true" text:line-number="0" style:text-autospace="ideograph-alpha" style:punctuation-wrap="hanging" style:line-break="strict" style:writing-mode="lr-tb"/>
      <style:text-properties style:use-window-font-color="true" style:font-name="Times New Roman" fo:font-size="12pt" fo:language="en" fo:country="US" fo:font-style="normal" fo:font-weight="normal" officeooo:rsid="001e08a0" officeooo:paragraph-rsid="001e08a0"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87" style:family="paragraph" style:parent-style-name="TextInstructionsNumbered" style:list-style-name="">
      <style:paragraph-properties fo:margin-left="0in" fo:margin-right="0in" fo:text-indent="0in" style:auto-text-indent="false"/>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88" style:family="paragraph" style:parent-style-name="TextInstructionsNumbered" style:list-style-name="">
      <style:paragraph-properties fo:margin-left="0.4118in" fo:margin-right="0in" fo:orphans="0" fo:widows="0" fo:hyphenation-ladder-count="no-limit" fo:text-indent="-0.4118in" style:auto-text-indent="false" text:number-lines="true" text:line-number="0" style:text-autospace="ideograph-alpha" style:punctuation-wrap="hanging" style:line-break="strict" style:writing-mode="lr-tb">
        <style:tab-stops>
          <style:tab-stop style:position="0.3984in"/>
        </style:tab-stops>
      </style:paragraph-properties>
      <style:text-properties fo:hyphenate="false" fo:hyphenation-remain-char-count="2" fo:hyphenation-push-char-count="2"/>
    </style:style>
    <style:style style:name="P89" style:family="paragraph" style:parent-style-name="ChapterSubHeading" style:master-page-name="RecipeHalfPageRightStyle">
      <style:paragraph-properties fo:margin-top="2in" fo:margin-bottom="1in" loext:contextual-spacing="false" style:page-number="auto"/>
    </style:style>
    <style:style style:name="P90" style:family="paragraph" style:parent-style-name="ChapterSubHeading" style:master-page-name="RecipeHalfPageRightStyle">
      <style:paragraph-properties style:page-number="auto" fo:break-before="page"/>
    </style:style>
    <style:style style:name="P91" style:family="paragraph" style:parent-style-name="ChapterSubHeading" style:master-page-name="RecipeHalfPageRightStyle">
      <style:paragraph-properties style:page-number="auto"/>
      <style:text-properties officeooo:paragraph-rsid="002270a7"/>
    </style:style>
    <style:style style:name="T1" style:family="text">
      <style:text-properties style:text-underline-style="solid" style:text-underline-width="auto" style:text-underline-color="font-color"/>
    </style:style>
    <style:style style:name="T2" style:family="text">
      <style:text-properties style:use-window-font-color="true" fo:font-size="12pt" fo:language="en" fo:country="US" fo:font-style="italic" style:text-underline-style="none" style:font-size-asian="12pt" style:language-asian="zxx" style:country-asian="none" style:font-style-asian="italic" style:font-size-complex="12pt" style:language-complex="ar" style:country-complex="SA" style:font-style-complex="italic"/>
    </style:style>
    <style:style style:name="T3" style:family="text">
      <style:text-properties style:use-window-font-color="true" fo:font-size="12pt" fo:language="en" fo:country="US" fo:font-style="italic" style:text-underline-style="none"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 style:family="text">
      <style:text-properties style:use-window-font-color="true" fo:font-size="12pt" fo:language="en" fo:country="US" fo:font-style="italic" style:text-underline-style="none" fo:font-weight="bold" officeooo:rsid="00137ab4"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 style:family="text">
      <style:text-properties style:use-window-font-color="true" fo:font-size="12pt" fo:language="en" fo:country="US" fo:font-style="italic" style:text-underline-style="none" fo:font-weight="bold" style:font-name-asian="SimSun1" style:font-size-asian="12pt" style:language-asian="zh" style:country-asian="CN" style:font-style-asian="italic" style:font-weight-asian="bold" style:font-name-complex="Mangal1" style:font-size-complex="12pt" style:language-complex="hi" style:country-complex="IN"/>
    </style:style>
    <style:style style:name="T6" style:family="text">
      <style:text-properties style:use-window-font-color="true" fo:font-size="12pt" fo:language="en" fo:country="US" fo:font-style="italic" style:text-underline-style="none" fo:font-weight="bold" style:font-name-asian="SimSun1" style:font-size-asian="12pt" style:language-asian="zh" style:country-asian="CN" style:font-style-asian="italic" style:font-weight-asian="bold" style:font-name-complex="Mangal1" style:font-size-complex="12pt" style:language-complex="hi" style:country-complex="IN" style:font-style-complex="italic" style:font-weight-complex="bold"/>
    </style:style>
    <style:style style:name="T7" style:family="text">
      <style:text-properties style:use-window-font-color="true" fo:font-size="12pt" fo:language="en" fo:country="US" fo:font-style="italic" fo:font-weight="normal"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9" style:family="text">
      <style:text-properties style:use-window-font-color="true"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style:use-window-font-color="true" fo:font-size="12pt" fo:language="en" fo:country="US" fo:font-style="normal" style:text-underline-style="solid" style:text-underline-width="auto" style:text-underline-color="font-color" fo:font-weight="bold" style:font-name-asian="MS Mincho" style:font-size-asian="12pt" style:language-asian="zxx" style:country-asian="none" style:font-style-asian="normal" style:font-weight-asian="bold" style:font-name-complex="Tahoma" style:font-size-complex="14pt" style:language-complex="ar" style:country-complex="SA" style:font-style-complex="normal" style:font-weight-complex="bold"/>
    </style:style>
    <style:style style:name="T11" style:family="text">
      <style:text-properties style:use-window-font-color="true" style:font-name="Times New Roman" fo:font-size="12pt" fo:language="en" fo:country="US" fo:font-style="italic" style:text-underline-style="none" fo:font-weight="bold" style:font-name-asian="Lucida Sans Unicode1"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 style:family="text">
      <style:text-properties style:use-window-font-color="true" style:font-name="Times New Roman" fo:font-size="12pt" fo:language="en" fo:country="US" fo:font-style="italic" style:text-underline-style="none" fo:font-weight="bold" style:letter-kerning="true" style:font-name-asian="Lucida Sans Unicode1"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 style:family="text">
      <style:text-properties style:use-window-font-color="true" style:font-name="Times New Roman" fo:font-size="12pt" fo:language="en" fo:country="US" fo:font-style="italic" style:text-underline-style="none"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 style:family="text">
      <style:text-properties style:use-window-font-color="true" style:font-name="Times New Roman" fo:font-size="12pt" fo:language="en" fo:country="US" fo:font-style="italic" style:text-underline-style="none" style:font-name-asian="Lucida Sans Unicode1" style:font-size-asian="12pt" style:language-asian="zxx" style:country-asian="none" style:font-style-asian="italic" style:font-name-complex="Times New Roman" style:font-size-complex="12pt" style:language-complex="ar" style:country-complex="SA" style:font-style-complex="italic"/>
    </style:style>
    <style:style style:name="T15" style:family="text">
      <style:text-properties style:use-window-font-color="true" style:font-name="Times New Roman"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6" style:family="text">
      <style:text-properties style:use-window-font-color="true" style:font-name="Times New Roman" fo:font-size="12pt" fo:language="en" fo:country="US" fo:font-weight="normal" officeooo:rsid="001502c9"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n" fo:country="US" style:text-underline-style="none"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8" style:family="text">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 style:family="text">
      <style:text-properties style:use-window-font-color="true" style:font-name="Times New Roman" fo:font-size="12pt" fo:language="en" fo:country="US" fo:font-style="normal" fo:font-weight="normal" officeooo:rsid="001e08a0"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 style:family="text">
      <style:text-properties style:use-window-font-color="true" style:font-name="Times New Roman"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 style:family="text">
      <style:text-properties style:use-window-font-color="true" style:font-name="Times New Roman" fo:font-size="12pt" fo:language="en" fo:country="US" fo:font-style="normal" style:text-underline-style="none" fo:font-weight="normal" officeooo:rsid="001e08a0" style:letter-kerning="true" style:font-name-asian="Lucida Sans Unicode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2" style:family="text">
      <style:text-properties style:use-window-font-color="true" style:font-name="Times New Roman" fo:font-size="12pt" fo:font-style="normal" fo:font-weight="normal"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T23" style:family="text">
      <style:text-properties style:use-window-font-color="true" style:font-name="Times New Roman1"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24" style:family="text">
      <style:text-properties style:use-window-font-color="true" style:font-name="Arial" fo:font-size="12pt" fo:language="en" fo:country="US" fo:font-style="italic" style:text-underline-style="none" style:font-name-asian="Lucida Sans Unicode1" style:font-size-asian="12pt" style:language-asian="zxx" style:country-asian="none" style:font-style-asian="italic" style:font-name-complex="Arial" style:font-size-complex="12pt" style:language-complex="ar" style:country-complex="SA" style:font-style-complex="italic"/>
    </style:style>
    <style:style style:name="T25" style:family="text">
      <style:text-properties style:use-window-font-color="true" style:font-name="Arial" fo:font-size="12pt" fo:language="en" fo:country="US" fo:font-style="italic" style:text-underline-style="none" fo:font-weight="bold" style:font-name-asian="Lucida Sans Unicode1" style:font-size-asian="12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T26" style:family="text">
      <style:text-properties style:text-underline-style="none"/>
    </style:style>
    <style:style style:name="T27" style:family="text">
      <style:text-properties style:font-name-asian="Times New Roman" style:font-name-complex="Times New Roman"/>
    </style:style>
    <style:style style:name="T28" style:family="text">
      <style:text-properties style:font-name="Times New Roman1" style:font-name-asian="SimSun1" style:font-name-complex="Times New Roman1"/>
    </style:style>
    <style:style style:name="T29" style:family="text">
      <style:text-properties fo:font-style="normal" style:font-style-asian="normal" style:font-style-complex="normal"/>
    </style:style>
    <style:style style:name="T30" style:family="text">
      <style:text-properties officeooo:rsid="00128aa9"/>
    </style:style>
    <style:style style:name="T31" style:family="text">
      <style:text-properties style:font-name-complex="Arial1"/>
    </style:style>
    <style:style style:name="T32" style:family="text">
      <style:text-properties style:font-name-asian="Arial Unicode MS" style:font-name-complex="Arial"/>
    </style:style>
    <style:style style:name="T33" style:family="text">
      <style:text-properties officeooo:rsid="00359109" style:font-name-asian="Arial Unicode MS" style:font-name-complex="Arial"/>
    </style:style>
    <style:style style:name="T34" style:family="text">
      <style:text-properties style:font-name-asian="Arial Unicode MS" style:font-name-complex="Arial1"/>
    </style:style>
    <style:style style:name="T35" style:family="text">
      <style:text-properties officeooo:rsid="00359109" style:font-name-asian="Arial Unicode MS" style:font-name-complex="Arial1"/>
    </style:style>
    <style:style style:name="T36" style:family="text">
      <style:text-properties officeooo:rsid="00137ab4"/>
    </style:style>
    <style:style style:name="T37" style:family="text">
      <style:text-properties officeooo:rsid="001502c9"/>
    </style:style>
    <style:style style:name="T38" style:family="text">
      <style:text-properties officeooo:rsid="0016ec4e"/>
    </style:style>
    <style:style style:name="T39" style:family="text">
      <style:text-properties officeooo:rsid="00174597"/>
    </style:style>
    <style:style style:name="T40" style:family="text">
      <style:text-properties style:font-style-complex="normal" style:font-weight-complex="normal"/>
    </style:style>
    <style:style style:name="T41" style:family="text">
      <style:text-properties officeooo:rsid="001502c9" style:font-style-complex="normal" style:font-weight-complex="normal"/>
    </style:style>
    <style:style style:name="T42" style:family="text">
      <style:text-properties officeooo:rsid="00192fa3"/>
    </style:style>
    <style:style style:name="T43" style:family="text">
      <style:text-properties officeooo:rsid="001c012f"/>
    </style:style>
    <style:style style:name="T44" style:family="text">
      <style:text-properties officeooo:rsid="001e08a0"/>
    </style:style>
    <style:style style:name="T45" style:family="text">
      <style:text-properties officeooo:rsid="0025df52"/>
    </style:style>
    <style:style style:name="T46" style:family="text">
      <style:text-properties officeooo:rsid="00266b92"/>
    </style:style>
    <style:style style:name="fr1"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3">Cookies</text:h>
      <text:h text:style-name="P44" text:outline-level="4"><text:alphabetical-index-mark-start text:id="IMark76698856"/>Cookie Dough Brownies<text:alphabetical-index-mark-end text:id="IMark76698856"/></text:h>
      <text:p text:style-name="HeadingRecipeHints">Prep Time: 20 minutes; Cook Time: 30 minutes+chilling</text:p>
      <text:p text:style-name="P5">Ingredients</text:p>
      <text:section text:style-name="Sect1" text:name="Section1">
        <text:p text:style-name="P11">Brownies</text:p>
        <text:p text:style-name="TextBodyIngredients">1 ½ cups flour</text:p>
        <text:p text:style-name="TextBodyIngredients">½ cup baking cocoa</text:p>
        <text:p text:style-name="TextBodyIngredients">½ tsp salt</text:p>
        <text:p text:style-name="TextBodyIngredients">4 eggs</text:p>
        <text:p text:style-name="TextBodyIngredients">2 cups sugar </text:p>
        <text:p text:style-name="TextBodyIngredients">2 tsp vanilla</text:p>
        <text:p text:style-name="TextBodyIngredients">1 cup oil</text:p>
        <text:p text:style-name="TextBodyIngredients">Topping</text:p>
        <text:p text:style-name="TextBodyIngredients">2 cups chocolate chips (1 bag)</text:p>
        <text:p text:style-name="TextBodyIngredients">1Tb<text:span text:style-name="T37">s</text:span> butter</text:p>
        <text:p text:style-name="TextBodyIngredients">¼ cup chopped walnuts</text:p>
        <text:p text:style-name="P12">Cookie dough filling</text:p>
        <text:p text:style-name="TextBodyIngredients">3/8 cup sugar</text:p>
        <text:p text:style-name="TextBodyIngredients">3/8 cup brown </text:p>
        <text:p text:style-name="TextBodyIngredients">½ cup butter </text:p>
        <text:p text:style-name="TextBodyIngredients">½ tsp vanilla extract</text:p>
        <text:p text:style-name="TextBodyIngredients">1 <text:s/>cup flour </text:p>
        <text:p text:style-name="TextBodyIngredients">2 Tb<text:span text:style-name="T37">s</text:span> milk</text:p>
        <text:p text:style-name="P15"/>
      </text:section>
      <text:section text:style-name="Sect2" text:name="Section2">
        <text:p text:style-name="HeadingRecipeInstructions">Instructions<text:span text:style-name="T15">:</text:span></text:p>
        <text:list xml:id="list8258316872285741060" text:style-name="WW8Num2">
          <text:list-item text:start-value="1">
            <text:p text:style-name="P51"><text:span text:style-name="T15">In a mixing bowl, beat eggs, oil, sugar and vanilla until well blended. <text:s/>Combine flour, cocoa, and salt</text:span><text:span text:style-name="T8">. Gradually beat into egg mixture.</text:span></text:p>
          </text:list-item>
          <text:list-item>
            <text:p text:style-name="P51"><text:span text:style-name="T15">Pour into a greased baking 13X9”pan and bake for 25 – 30 minutes, or until brownies test done (toothpick with moist crumbs). <text:s/>Cool completely</text:span><text:span text:style-name="T8">.</text:span></text:p>
          </text:list-item>
          <text:list-item>
            <text:p text:style-name="P51"><text:span text:style-name="T15">For cookie dough: Cream butter &amp; sugars until light and fluffy. <text:s/>Beat in milk &amp; vanilla. <text:s/>Gradually beat in flour. <text:s/>Spread over brownies</text:span><text:span text:style-name="T8">. <text:s/>Chill until firm</text:span></text:p>
          </text:list-item>
          <text:list-item>
            <text:p text:style-name="P51">For glaze: <text:s/>In a microwave, melt chocolate chips and butter. <text:s/>Stir until smooth. <text:s/>Spread over cookie dough. <text:s/>Sprinkle with nuts, pressing down slightly. <text:s/>Let stand until set. <text:s/>Yields 3 dozen. </text:p>
          </text:list-item>
        </text:list>
      </text:section>
      <text:h text:style-name="P44" text:outline-level="4"><text:alphabetical-index-mark-start text:id="IMark81017336"/>Frosted Ginger Cookies<text:alphabetical-index-mark-end text:id="IMark81017336"/></text:h>
      <text:p text:style-name="HeadingRecipeHints">Pre-heat oven to 350<text:span text:style-name="T28">°F; </text:span>Prep Time: 15 minutes; Cook Time: 10 minutes</text:p>
      <text:p text:style-name="P17">Ingredients</text:p>
      <text:section text:style-name="Sect1" text:name="Section3">
        <text:p text:style-name="TextBodyIngredients">1 cup sugar, more for rolling</text:p>
        <text:p text:style-name="TextBodyIngredients">¾ cup butter (room temp)</text:p>
        <text:p text:style-name="TextBodyIngredients">1 egg<text:tab/></text:p>
        <text:p text:style-name="TextBodyIngredients">3 Tb<text:span text:style-name="T37">s</text:span> molasses</text:p>
        <text:p text:style-name="TextBodyIngredients">2 cups flour</text:p>
        <text:p text:style-name="TextBodyIngredients">1 tsp baking soda</text:p>
        <text:p text:style-name="TextBodyIngredients">1 ½ tsp ground ginger</text:p>
        <text:p text:style-name="TextBodyIngredients">1 tsp cinnamon</text:p>
        <text:p text:style-name="TextBodyIngredients">½ tsp salt</text:p>
        <text:p text:style-name="TextBodyIngredients">½ tsp cloves</text:p>
        <text:p text:style-name="TextBodyIngredients">½ tsp ground nutmeg</text:p>
        <text:p text:style-name="TextBodyIngredients">1 cup powdered sugar</text:p>
        <text:p text:style-name="TextBodyIngredients">1 tsp lemon juice</text:p>
      </text:section>
      <text:section text:style-name="Sect2" text:name="Section4">
        <text:p text:style-name="HeadingRecipeInstructions">Instructions<text:span text:style-name="T15">:</text:span></text:p>
        <text:list xml:id="list7817955501789952430" text:style-name="WW8Num3">
          <text:list-item text:start-value="1">
            <text:p text:style-name="P52"><text:span text:style-name="T15">In a large bowl, cream 1 cup granulated sugar with butter until light and fluffy, about 3 minutes. Mix in egg and molasses</text:span>. <text:s/></text:p>
          </text:list-item>
          <text:list-item>
            <text:p text:style-name="P52"><text:span text:style-name="T15">In a medium bowl, stir together flour, baking soda, and spices. Add to butter mixture and blend well</text:span>. </text:p>
          </text:list-item>
          <text:list-item>
            <text:p text:style-name="P52"><text:span text:style-name="T15">Fill a shallow bowl with granulated sugar. Break off walnut-size pieces of dough and roll into balls; roll balls in sugar. Arrange on greased cookie sheets and bake until golden brown, about 10 minutes. Transfer to cooling racks</text:span>. </text:p>
          </text:list-item>
          <text:list-item>
            <text:p text:style-name="P52"><text:span text:style-name="T15">Meanwhile, make glaze: Combine powdered sugar with 1 tbsp. water and stir until smooth, then stir in lemon juice. </text:span><text:span text:style-name="T8"><text:s/></text:span></text:p>
          </text:list-item>
          <text:list-item>
            <text:p text:style-name="P52"><text:span text:style-name="T15">Meanwhile, make glaze: Combine powdered sugar with 1 tbsp. water and stir until smooth, then stir in lemon juice. Drizzle glaze over cookies</text:span><text:span text:style-name="T8">.</text:span></text:p>
          </text:list-item>
        </text:list>
      </text:section>
      <text:h text:style-name="P45" text:outline-level="4"><text:alphabetical-index-mark-start text:id="IMark76709400"/>Rogelach<text:alphabetical-index-mark-end text:id="IMark76709400"/></text:h>
      <text:p text:style-name="P39">Pre-heat oven to 375<text:span text:style-name="T28">°F; </text:span>Prep time: 20 min<text:span text:style-name="T29">+refrigerate for 1 day</text:span>; Cook time: 15 min; </text:p>
      <text:p text:style-name="P13">Ingredients:</text:p>
      <text:section text:style-name="Sect1" text:name="Section5">
        <text:p text:style-name="TextBodyIngredients"><text:span text:style-name="T17">¼ lb butter</text:span><text:span text:style-name="T15"> (8 Tb</text:span><text:span text:style-name="T16">s</text:span><text:span text:style-name="T15">)</text:span></text:p>
        <text:p text:style-name="TextBodyIngredients"><text:span text:style-name="T17">¼ lb margarine</text:span><text:span text:style-name="T15"> (8 Tb</text:span><text:span text:style-name="T16">s</text:span><text:span text:style-name="T15">)</text:span> <text:tab/></text:p>
        <text:p text:style-name="TextBodyIngredients">2 cups flour</text:p>
        <text:p text:style-name="TextBodyIngredients">1 egg yolk</text:p>
        <text:p text:style-name="TextBodyIngredients">¾ cup sour cream</text:p>
        <text:p text:style-name="TextBodyIngredients">cinnamon sugar </text:p>
        <text:p text:style-name="TextBodyIngredients">Raisins</text:p>
        <text:p text:style-name="TextBodyIngredients"><text:span text:style-name="T37">A</text:span>dditional flour as needed</text:p>
      </text:section>
      <text:section text:style-name="Sect2" text:name="Section6">
        <text:p text:style-name="HeadingRecipeInstructions">Instructions:</text:p>
        <text:list xml:id="list1806817356649846681" text:style-name="WW8Num4">
          <text:list-item text:start-value="1">
            <text:p text:style-name="P53">Cream butter &amp; margarine. <text:s/>Add flour and blend until smooth.<text:span text:style-name="T18"> </text:span></text:p>
          </text:list-item>
          <text:list-item>
            <text:p text:style-name="P53">Add egg yolk &amp; sour cream and mix until smooth.</text:p>
          </text:list-item>
          <text:list-item>
            <text:p text:style-name="P53">Put the ball of dough on lightly floured waxed paper and refrigerate overnight.</text:p>
          </text:list-item>
          <text:list-item>
            <text:p text:style-name="P53">Dough will be moist. <text:s/>Divide up into 4 pieces.</text:p>
          </text:list-item>
          <text:list-item>
            <text:p text:style-name="P53">Roll each piece into large circle on floured wooden board. <text:s/></text:p>
          </text:list-item>
          <text:list-item>
            <text:p text:style-name="P53">Sprinkle the circle generously with cinnamon sugar. <text:s/>Cut into wedges (~16). <text:s/>Put 4 raisins on each wedge and roll up. <text:s/></text:p>
          </text:list-item>
          <text:list-item>
            <text:p text:style-name="P53"><text:span text:style-name="T23">Put each rolled up wedge on a cookie sheet with parchment paper</text:span><text:span text:style-name="T18">. <text:s/>Bake for 15 minutes and slightly browned. <text:s/>Remove immediately and allow to cool. <text:s/></text:span></text:p>
          </text:list-item>
        </text:list>
      </text:section>
      <text:h text:style-name="P44" text:outline-level="4"><text:alphabetical-index-mark-start text:id="IMark76709400"/>Mandel Brot<text:alphabetical-index-mark-end text:id="IMark76709400"/></text:h>
      <text:p text:style-name="HeadingRecipeHints">Pre-heat oven to 350<text:span text:style-name="T28">°F; </text:span>Cook time: 45 min</text:p>
      <text:p text:style-name="HeadingRecipeIngredients">Ingredients:</text:p>
      <text:section text:style-name="Sect1" text:name="Section7">
        <text:p text:style-name="TextBodyIngredients">3 eggs</text:p>
        <text:p text:style-name="TextBodyIngredients">¾ cup sugar<text:tab/></text:p>
        <text:p text:style-name="TextBodyIngredients">¾ cup oil<text:tab/></text:p>
        <text:p text:style-name="TextBodyIngredients">1 tsp vanilla</text:p>
        <text:p text:style-name="TextBodyIngredients">2 ½ cups flour</text:p>
        <text:p text:style-name="TextBodyIngredients">1 ½ tsp baking powder</text:p>
        <text:p text:style-name="TextBodyIngredients">1 cup chopped nuts</text:p>
        <text:p text:style-name="TextBodyIngredients">cinnamon sugar</text:p>
        <text:p text:style-name="TextBodyIngredients"/>
        <text:p text:style-name="TextBodyIngredients"/>
      </text:section>
      <text:section text:style-name="Sect2" text:name="Section8">
        <text:p text:style-name="HeadingRecipeInstructions">Instructions:</text:p>
        <text:list xml:id="list1646976650191088914" text:style-name="WW8Num5">
          <text:list-item text:start-value="1">
            <text:p text:style-name="P54">Mix together eggs, sugar, oil and vanilla.</text:p>
          </text:list-item>
          <text:list-item>
            <text:p text:style-name="P54">Add flour, baking powder and pinch of salt. <text:s/>Then add the nuts.</text:p>
          </text:list-item>
          <text:list-item>
            <text:p text:style-name="P54">Put parchment paper on a baking sheet. <text:s/>Make 3 long rows (1/2” - 1” thick by 2” wide). <text:s/>You will need 2 baking sheets.</text:p>
          </text:list-item>
          <text:list-item>
            <text:p text:style-name="P54">Bake for 15 minutes. <text:s/>Slice rows and lay cut side up. <text:s/>Sprinkle cinnamon sugar. <text:s/>Bake 15 minutes. <text:s/>Turn over, sprinkle with cinnamon sugar. <text:s/>Bake 15 more minutes. <text:s/></text:p>
          </text:list-item>
        </text:list>
      </text:section>
      <text:h text:style-name="P44" text:outline-level="4"><text:alphabetical-index-mark-start text:id="IMark76734824"/>Cranberry Orange Cookies<text:alphabetical-index-mark-end text:id="IMark76734824"/></text:h>
      <text:p text:style-name="HeadingRecipeHints"><text:span text:style-name="T2">Pre-heat oven to 375</text:span><text:span text:style-name="T24">º</text:span><text:span text:style-name="T14">; Bake time: 12-14 min. </text:span></text:p>
      <text:p text:style-name="HeadingRecipeIngredients">Ingredients</text:p>
      <text:section text:style-name="Sect1" text:name="Section9">
        <text:p text:style-name="TextBodyIngredients">1 cup Butter, softened</text:p>
        <text:p text:style-name="TextBodyIngredients">1 cup white sugar</text:p>
        <text:p text:style-name="TextBodyIngredients">½ cup brown sugar</text:p>
        <text:p text:style-name="P16">1 egg</text:p>
        <text:p text:style-name="TextBodyIngredients">1 tsp grated orange zest</text:p>
        <text:p text:style-name="TextBodyIngredients">2 Tb<text:span text:style-name="T37">s</text:span> orange juice</text:p>
        <text:p text:style-name="TextBodyIngredients">1 ½ cups flour</text:p>
        <text:p text:style-name="TextBodyIngredients">½ <text:s/>tsp baking soda</text:p>
        <text:p text:style-name="TextBodyIngredients">½ tsp salt</text:p>
        <text:p text:style-name="TextBodyIngredients">2 cups chopped cranberries</text:p>
        <text:p text:style-name="TextBodyIngredients">½ cup chopped walnuts (optional)</text:p>
        <text:p text:style-name="P14">Icing for top</text:p>
        <text:p text:style-name="TextBodyIngredients">½ tsp grated orange zest</text:p>
        <text:p text:style-name="TextBodyIngredients">3 Tb<text:span text:style-name="T37">s</text:span> orange juice</text:p>
        <text:p text:style-name="TextBodyIngredients">1 ½ cups confectioners' sugar</text:p>
      </text:section>
      <text:section text:style-name="Sect2" text:name="Section10">
        <text:p text:style-name="HeadingRecipeInstructions">Instructions<text:span text:style-name="T22">:</text:span></text:p>
        <text:list xml:id="list7406405966450526641" text:style-name="WW8Num6">
          <text:list-item text:start-value="1">
            <text:p text:style-name="P55">In a large<text:span text:style-name="T26"> </text:span><text:span text:style-name="plaincharacterwrap_20_break"><text:span text:style-name="T26">bowl, cream together the butter, white sugar and brown sugar until smooth. Beat in the egg until well blended. Mix in 1 teaspoon orange zest and 2 tablespoons orange juice. Combine the flour, baking soda and salt; stir into the orange mixture. Mix in cranberries and if using, walnuts, until evenly distributed. Drop dough by rounded tablespoonfuls onto un-greased cookie sheets. Cookies should be spaced at least 2 inches apart.</text:span></text:span></text:p>
          </text:list-item>
          <text:list-item>
            <text:p text:style-name="P55"><text:span text:style-name="plaincharacterwrap_20_break"><text:span text:style-name="T26">Bake for 12 to 14 minutes in the preheated oven, until the edges are golden. Remove from cookie sheets to cool on wire racks</text:span></text:span><text:span text:style-name="T26">. <text:s/></text:span></text:p>
          </text:list-item>
          <text:list-item>
            <text:p text:style-name="P55"><text:span text:style-name="plaincharacterwrap_20_break"><text:span text:style-name="T26">In a small bowl, mix together 1/2 teaspoon orange zest, 3 tablespoons orange juice and confectioners' sugar until smooth. Spread over the tops of cooled cookies. Let stand until set.</text:span></text:span></text:p>
          </text:list-item>
        </text:list>
      </text:section>
      <text:h text:style-name="P44" text:outline-level="4"><text:alphabetical-index-mark-start text:id="IMark76709400"/>Cranberry White Chocolate Almond Cookies<text:alphabetical-index-mark-end text:id="IMark76709400"/></text:h>
      <text:p text:style-name="HeadingRecipeHints"><text:span text:style-name="T3">Pre-heat oven to </text:span><text:span text:style-name="T13">350ºF</text:span></text:p>
      <text:p text:style-name="P6">Ingredients</text:p>
      <text:section text:style-name="Sect1" text:name="Section11">
        <text:p text:style-name="TextBodyIngredients">1 cup unsalted Butter<text:tab/></text:p>
        <text:p text:style-name="TextBodyIngredients">1 cup brown Sugar</text:p>
        <text:p text:style-name="TextBodyIngredients">¾ cup granulated Sugar</text:p>
        <text:p text:style-name="TextBodyIngredients">2 whole large eggs</text:p>
        <text:p text:style-name="TextBodyIngredients">1 Tb<text:span text:style-name="T37">s</text:span> vanilla</text:p>
        <text:p text:style-name="TextBodyIngredients">3 cups Flour</text:p>
        <text:p text:style-name="TextBodyIngredients">¾ tsp Salt</text:p>
        <text:p text:style-name="TextBodyIngredients">¾ tsp Baking Soda</text:p>
        <text:p text:style-name="TextBodyIngredients">1 cup dried cranberries</text:p>
        <text:p text:style-name="TextBodyIngredients">1 cup white Chocolate Chips</text:p>
        <text:p text:style-name="TextBodyIngredients">1 cup sliced Almonds</text:p>
      </text:section>
      <text:section text:style-name="Sect2" text:name="Section12">
        <text:p text:style-name="HeadingRecipeInstructions">Instructions</text:p>
        <text:list xml:id="list1155007831840923138" text:style-name="WW8Num9">
          <text:list-item text:start-value="1">
            <text:p text:style-name="P56">Beat butter &amp; sugar in a large mixing bowl until fluffy, about 2-3 minutes. </text:p>
          </text:list-item>
          <text:list-item>
            <text:p text:style-name="P56">Beat in eggs, one at a time. <text:s/>Then add vanilla and mix..</text:p>
          </text:list-item>
          <text:list-item>
            <text:p text:style-name="P56">Add dry ingredients until just blended.</text:p>
          </text:list-item>
          <text:list-item>
            <text:p text:style-name="P56">Add cranberries, chocolate and almonds &amp; incorporate into dough.</text:p>
          </text:list-item>
          <text:list-item>
            <text:p text:style-name="P56">Refrigerate dough for at least 30 minutes. </text:p>
          </text:list-item>
          <text:list-item>
            <text:p text:style-name="P56">Form balls of dough and bake on an ungreased baking sheet for about 10-12 minutes.</text:p>
          </text:list-item>
          <text:list-item>
            <text:p text:style-name="P56">Let rest on baking sheet for 2 minutes, then remove and place on wire racks to cool completely.</text:p>
          </text:list-item>
        </text:list>
      </text:section>
      <text:h text:style-name="P44" text:outline-level="4"><text:alphabetical-index-mark-start text:id="IMark76733912"/>Decadent Peanut Butter Chocolate Chunk Cookies<text:alphabetical-index-mark-end text:id="IMark76733912"/></text:h>
      <text:p text:style-name="HeadingRecipeHints">Oct 1990 Bon Appetit</text:p>
      <text:p text:style-name="HeadingRecipeHints"><text:span text:style-name="T3">Pre-heat oven to 325</text:span><text:span text:style-name="T25">º</text:span><text:span text:style-name="T11">; Baking time 12 min;</text:span></text:p>
      <text:p text:style-name="HeadingRecipeIngredients">Ingredients</text:p>
      <text:section text:style-name="Sect1" text:name="Section13">
        <text:p text:style-name="TextBodyIngredients">1 ½ cup peanut butter</text:p>
        <text:p text:style-name="TextBodyIngredients">½ cup butter (1 stick)</text:p>
        <text:p text:style-name="TextBodyIngredients">2 ½ cups brown sugar</text:p>
        <text:p text:style-name="TextBodyIngredients">3 large eggs</text:p>
        <text:p text:style-name="TextBodyIngredients">1 Tb<text:span text:style-name="T37">s</text:span> vanilla</text:p>
        <text:p text:style-name="TextBodyIngredients">1 ½ cups flour</text:p>
        <text:p text:style-name="TextBodyIngredients">2 ½ tsp baking powder</text:p>
        <text:p text:style-name="TextBodyIngredients">½ tsp salt</text:p>
        <text:p text:style-name="TextBodyIngredients">1 ½ chopped peanuts (roasted, blanched)</text:p>
        <text:p text:style-name="TextBodyIngredients">1 lb semi-sweet chocolate chunks ~1/2” chunks</text:p>
      </text:section>
      <text:section text:style-name="Sect2" text:name="Section14">
        <text:p text:style-name="HeadingRecipeInstructions">Instructions<text:span text:style-name="T18">:</text:span></text:p>
        <text:list xml:id="list1105751334094858627" text:style-name="WW8Num10">
          <text:list-item text:start-value="1">
            <text:p text:style-name="P57">Cream peanut butter &amp; butter until creamy.</text:p>
          </text:list-item>
          <text:list-item>
            <text:p text:style-name="P57">Gradually beat in the brown sugar. <text:s/>Add eggs 1 at a time. <text:s/>Beat in the vanilla.</text:p>
          </text:list-item>
          <text:list-item>
            <text:p text:style-name="P57">Mix flour, baking powder &amp; salt in a small bowl.</text:p>
          </text:list-item>
          <text:list-item>
            <text:p text:style-name="P57">Add flour mixture to peanut butter mixture until combined. <text:s/></text:p>
          </text:list-item>
          <text:list-item>
            <text:p text:style-name="P57">Mix in peanuts &amp; chocolate chunks. <text:s/>Chill 3 hours in refrigerator. <text:s/></text:p>
          </text:list-item>
          <text:list-item>
            <text:p text:style-name="P57">Place 1” diameter balls onto cookie sheets with parchment paper.</text:p>
          </text:list-item>
          <text:list-item>
            <text:p text:style-name="P57">Bake until tops of cookies are light brown &amp; dry to touch – about 12 minutes.</text:p>
          </text:list-item>
          <text:list-item>
            <text:p text:style-name="P57">Cool on cookie sheets for 5 minutes.</text:p>
          </text:list-item>
        </text:list>
      </text:section>
      <text:h text:style-name="P44" text:outline-level="4"><text:alphabetical-index-mark-start text:id="IMark76698344"/>Oatmeal Cookies<text:alphabetical-index-mark-end text:id="IMark76698344"/></text:h>
      <text:p text:style-name="HeadingRecipeHints">Double of my Mom's recipe.</text:p>
      <text:p text:style-name="HeadingRecipeHints">Pre-heat oven to 375º; Baking time 12-15 mins;</text:p>
      <text:p text:style-name="HeadingRecipeIngredients">Ingredients</text:p>
      <text:section text:style-name="Sect1" text:name="Section15">
        <text:p text:style-name="TextBodyIngredients">1 cup butter</text:p>
        <text:p text:style-name="TextBodyIngredients">1 cup brown sugar</text:p>
        <text:p text:style-name="TextBodyIngredients">1 cup sugar</text:p>
        <text:p text:style-name="TextBodyIngredients">2 eggs</text:p>
        <text:p text:style-name="TextBodyIngredients">2 tsp vanilla</text:p>
        <text:p text:style-name="TextBodyIngredients">2 Tb<text:span text:style-name="T37">s</text:span> water</text:p>
        <text:p text:style-name="TextBodyIngredients">3 cups oats (not instant)</text:p>
        <text:p text:style-name="TextBodyIngredients">1 ½ cups raisins</text:p>
        <text:p text:style-name="P18">Dry Ingredients</text:p>
        <text:p text:style-name="TextBodyIngredients">2 cups flour</text:p>
        <text:p text:style-name="TextBodyIngredients">1 tsp baking soda</text:p>
        <text:p text:style-name="TextBodyIngredients">1 tsp baking powder</text:p>
        <text:p text:style-name="TextBodyIngredients">1 tsp salt</text:p>
      </text:section>
      <text:section text:style-name="Sect2" text:name="Section16">
        <text:p text:style-name="HeadingRecipeInstructions">Instruction:</text:p>
        <text:list xml:id="list6845286785317142485" text:style-name="WW8Num11">
          <text:list-item text:start-value="1">
            <text:p text:style-name="P58">Combine everything except the oats and raisins.</text:p>
          </text:list-item>
          <text:list-item>
            <text:p text:style-name="P58">Mix well. <text:s/>Add oats and raisins.</text:p>
          </text:list-item>
          <text:list-item>
            <text:p text:style-name="P58"><text:span text:style-name="T18">Bake on cookie sheet at 375</text:span><text:span text:style-name="T20">º for 12-15 minutes.</text:span></text:p>
          </text:list-item>
          <text:list-item>
            <text:p text:style-name="P58">Put in a closed container while still warm for extra softness.</text:p>
          </text:list-item>
        </text:list>
      </text:section>
      <text:h text:style-name="P44" text:outline-level="4"><text:alphabetical-index-mark-start text:id="IMark76698344"/>Spritz (press) Cookies<text:alphabetical-index-mark-end text:id="IMark76698344"/></text:h>
      <text:p text:style-name="HeadingRecipeHints">Tools: cookie press &amp; cookie sheet with parchment</text:p>
      <text:p text:style-name="HeadingRecipeHints">Pre-heat oven to 350º; Baking time 11-13 mins;</text:p>
      <text:p text:style-name="HeadingRecipeIngredients">Ingredients</text:p>
      <text:section text:style-name="Sect1" text:name="Section17">
        <text:p text:style-name="TextBodyIngredients">3 ½ cups flour</text:p>
        <text:p text:style-name="TextBodyIngredients">1 tsp baking powder</text:p>
        <text:p text:style-name="TextBodyIngredients">1 ½ cup butter</text:p>
        <text:p text:style-name="TextBodyIngredients">1 cup sugar</text:p>
        <text:p text:style-name="TextBodyIngredients">1 egg</text:p>
        <text:p text:style-name="TextBodyIngredients">2 Tb<text:span text:style-name="T37">s</text:span> milk</text:p>
        <text:p text:style-name="TextBodyIngredients">1 tsp vanilla extract</text:p>
        <text:p text:style-name="TextBodyIngredients">½ tsp almond extract</text:p>
      </text:section>
      <text:section text:style-name="Sect2" text:name="Section18">
        <text:p text:style-name="HeadingRecipeInstructions">Instructions</text:p>
        <text:list xml:id="list1674750048727310589" text:style-name="WW8Num12">
          <text:list-item text:start-value="1">
            <text:p text:style-name="P59">Combine dry ingredients (flour, baking powder) and set aside.</text:p>
          </text:list-item>
          <text:list-item>
            <text:p text:style-name="P59">In a large bowl, beat butter &amp; sugar until light &amp; fluffy. <text:s/>Add egg, milk, vanilla &amp; almond extract and mix well.</text:p>
          </text:list-item>
          <text:list-item>
            <text:p text:style-name="P59">Gradually add flour mixture to butter mixture until combined.</text:p>
          </text:list-item>
          <text:list-item>
            <text:p text:style-name="P59"><text:span text:style-name="T18">Fill cookie press with dough and desired disks and press cookies onto </text:span>un-greased <text:span text:style-name="T18"><text:s/>(or parchment papered) cookie sheet.</text:span></text:p>
          </text:list-item>
          <text:list-item>
            <text:p text:style-name="P59">Bake 10-12 minutes until edges are light golden brown. <text:s/>Cool 2 minutes on cookie sheet on cooling rack. <text:s/>Then remove cookies.</text:p>
          </text:list-item>
        </text:list>
      </text:section>
      <text:h text:style-name="P44" text:outline-level="4"><text:alphabetical-index-mark-start text:id="IMark76714328"/>Almond Biscotti<text:alphabetical-index-mark-end text:id="IMark76714328"/></text:h>
      <text:p text:style-name="P28">New Vegetarian Epicure, by Anna Thomas – very low fat</text:p>
      <text:p text:style-name="P28">Pre-heat oven to 325º; </text:p>
      <text:p text:style-name="HeadingRecipeIngredients">Ingredients</text:p>
      <text:section text:style-name="Sect1" text:name="Section19">
        <text:p text:style-name="TextBodyIngredients">2 Tb<text:span text:style-name="T37">s</text:span> butter</text:p>
        <text:p text:style-name="TextBodyIngredients">3 – 3 ½ cups flour</text:p>
        <text:p text:style-name="TextBodyIngredients">1 tsp baking powder</text:p>
        <text:p text:style-name="TextBodyIngredients">½ tsp baking soda</text:p>
        <text:p text:style-name="TextBodyIngredients">¼ tsp salt</text:p>
        <text:p text:style-name="TextBodyIngredients">1 cup dried cherries <text:span text:style-name="T39">(optional)</text:span></text:p>
        <text:p text:style-name="TextBodyIngredients">2 eggs</text:p>
        <text:p text:style-name="TextBodyIngredients">2 egg whites</text:p>
        <text:p text:style-name="TextBodyIngredients">1 cup sugar</text:p>
        <text:p text:style-name="TextBodyIngredients">½ tsp almond extract</text:p>
        <text:p text:style-name="TextBodyIngredients">½ – 1 cup chopped almonds</text:p>
        <text:p text:style-name="P27">1 orange or lemon zest &amp; juice</text:p>
      </text:section>
      <text:section text:style-name="Sect2" text:name="Section20">
        <text:p text:style-name="HeadingRecipeInstructions">Instructions:</text:p>
        <text:list xml:id="list2144882247144454194" text:style-name="WW8Num22">
          <text:list-item text:start-value="1">
            <text:p text:style-name="P79">Melt butter and let cool to lukewarm. <text:s/></text:p>
          </text:list-item>
          <text:list-item>
            <text:p text:style-name="P79">Combine 3 cups flour, baking powder, baking soda and salt.</text:p>
          </text:list-item>
          <text:list-item>
            <text:p text:style-name="P79">Beat eggs &amp; egg whites until foamy. <text:s text:c="2"/>Add sugar and continue beating until think and creamy. <text:s/>Beat in almond extract, melted butter &amp; chopped almonds. <text:s/><text:span text:style-name="T44">Add in zest &amp; juice</text:span></text:p>
          </text:list-item>
          <text:list-item>
            <text:p text:style-name="P86">Add flour mixture. <text:s/>Put into plastic wrap &amp; cool.</text:p>
          </text:list-item>
          <text:list-item>
            <text:p text:style-name="P80"><text:span text:style-name="T18">Divide dough in hal</text:span><text:span text:style-name="T19">ves</text:span><text:span text:style-name="T18"> <text:s/></text:span><text:span text:style-name="T19">or thirds and shape into logs on parchment paper.</text:span><text:span text:style-name="T18"> Flatten them slightly.</text:span></text:p>
          </text:list-item>
          <text:list-item>
            <text:p text:style-name="P79"><text:span text:style-name="T18">Bake 25 min. at </text:span><text:span text:style-name="T20">325º. <text:s/>Remove and let cool </text:span><text:span text:style-name="T21">5-10</text:span><text:span text:style-name="T20"> minutes.</text:span></text:p>
          </text:list-item>
          <text:list-item>
            <text:p text:style-name="P79">Turn oven down to 275º.</text:p>
          </text:list-item>
          <text:list-item>
            <text:p text:style-name="P79">Using a serrated knife cut logs along diagonal into ½ inch slices. <text:s text:c="2"/></text:p>
          </text:list-item>
          <text:list-item>
            <text:p text:style-name="P79"><text:span text:style-name="T18">Arrange slices upright on the cookie sheet leaving air between them and cook for 40 minutes at </text:span><text:span text:style-name="T20">275º.</text:span></text:p>
          </text:list-item>
          <text:list-item>
            <text:p text:style-name="P79">Remove and let cool. <text:s/>Store in airtight tins.</text:p>
          </text:list-item>
        </text:list>
      </text:section>
      <text:h text:style-name="P44" text:outline-level="4"><text:alphabetical-index-mark-start text:id="IMark76709240"/>Pain d’amande<text:alphabetical-index-mark-end text:id="IMark76709240"/></text:h>
      <text:p text:style-name="HeadingRecipeHints">Adapted from Sweet Miniatures by Flo Braker</text:p>
      <text:p text:style-name="HeadingRecipeHints">Pre-heat oven to 325º; Cooking time 30 minutes (15 on each side)</text:p>
      <text:p text:style-name="HeadingRecipeIngredients">Ingredients</text:p>
      <text:section text:style-name="Sect1" text:name="Section21">
        <text:p text:style-name="TextBodyIngredients">8Tb<text:span text:style-name="T37">s</text:span> butter (1 stick)</text:p>
        <text:p text:style-name="TextBodyIngredients">1 1/3 cups Turbinado sugar</text:p>
        <text:p text:style-name="TextBodyIngredients">½ <text:s/>tsp cinnamon</text:p>
        <text:p text:style-name="TextBodyIngredients">1/3 cup water</text:p>
        <text:p text:style-name="TextBodyIngredients">2 1/3 cups flour</text:p>
        <text:p text:style-name="TextBodyIngredients">¼ tsp baking soda</text:p>
        <text:p text:style-name="TextBodyIngredients">1 cup sliced, blanched almonds</text:p>
      </text:section>
      <text:section text:style-name="Sect2" text:name="Section22">
        <text:p text:style-name="HeadingRecipeInstructions">Instructions<text:span text:style-name="T18">:</text:span></text:p>
        <text:list xml:id="list4441456955090060379" text:style-name="WW8Num23">
          <text:list-item text:start-value="1">
            <text:p text:style-name="P60">Melt butter over low heat with sugar, cinnamon and water. <text:s/></text:p>
          </text:list-item>
          <text:list-item>
            <text:p text:style-name="P81">Stir until the butter just melts but don't allow to boil. <text:s/>Most of the sugar should not be dissolved.</text:p>
          </text:list-item>
          <text:list-item>
            <text:p text:style-name="P81">Remove from heat and stir in the flour, baking soda and almonds until well mixed.</text:p>
          </text:list-item>
          <text:list-item>
            <text:p text:style-name="P81">Line a 9” loaf pan with plastic wrap and press the dough into the pan so the top is smooth. <text:s/>Chill until firm.</text:p>
          </text:list-item>
          <text:list-item>
            <text:p text:style-name="P81">Using a <text:s/>very sharp knife, slice the dough crosswise, as thin as possible into rectangles. The thinner they are, the more delicate and crisp they will be. <text:s text:c="2"/></text:p>
          </text:list-item>
          <text:list-item>
            <text:p text:style-name="P81">Space cookies on parchment lined baking sheet and bake for 10-15 minutes until slightly firm and undersides golden brown. <text:s/>Flip cookies over and bake an additional 10-15 minutes.</text:p>
          </text:list-item>
          <text:list-item>
            <text:p text:style-name="P81">Cool completely and store in tins until ready to serve.</text:p>
          </text:list-item>
        </text:list>
      </text:section>
      <text:h text:style-name="P90" text:outline-level="3">Bar Cookies / Brownies</text:h>
      <text:p text:style-name="P87"/>
      <text:h text:style-name="P44" text:outline-level="4"><text:alphabetical-index-mark-start text:id="IMark76712728"/>Jam (Rasberry) Bars<text:alphabetical-index-mark-end text:id="IMark76712728"/></text:h>
      <text:p text:style-name="P1">Prep time: 20 min; Cook time: 20 min; Bake at 350<text:span text:style-name="T28">°</text:span></text:p>
      <text:p text:style-name="P13">Ingredients:</text:p>
      <text:section text:style-name="Sect1" text:name="Section23">
        <text:p text:style-name="TextBodyIngredients">¾ cups butter<text:tab/></text:p>
        <text:p text:style-name="TextBodyIngredients">1 cup sugar </text:p>
        <text:p text:style-name="TextBodyIngredients"><text:bookmark text:name="zlrecipe-ingredient-11"/>1 tsp vanilla</text:p>
        <text:p text:style-name="TextBodyIngredients">1 egg</text:p>
        <text:p text:style-name="TextBodyIngredients">2 cups flour</text:p>
        <text:p text:style-name="TextBodyIngredients">1 cup unsweetened coconut</text:p>
        <text:p text:style-name="TextBodyIngredients">½ cup chopped walnuts</text:p>
        <text:p text:style-name="TextBodyIngredients">¾-1 cup jam (raspberry, blackberry)</text:p>
      </text:section>
      <text:section text:style-name="Sect2" text:name="Section24">
        <text:p text:style-name="HeadingRecipeInstructions">Instructions:</text:p>
        <text:list xml:id="list930538022238644984" text:style-name="WW8Num24">
          <text:list-item text:start-value="1">
            <text:p text:style-name="P62"><text:span text:style-name="T9">Cream butter, sugar, vanilla and egg together.</text:span><text:span text:style-name="T7"> </text:span></text:p>
          </text:list-item>
          <text:list-item>
            <text:p text:style-name="P82">Add flour and then fold in coconut and nuts.</text:p>
          </text:list-item>
          <text:list-item>
            <text:p text:style-name="P82">Divide the dough in half, with one half slightly larger.</text:p>
          </text:list-item>
          <text:list-item>
            <text:p text:style-name="P82">Press the dough from the slightly larger piece into a 9”X12” pan. </text:p>
          </text:list-item>
          <text:list-item>
            <text:p text:style-name="P82">Spread the jam over the dough.</text:p>
          </text:list-item>
          <text:list-item>
            <text:p text:style-name="P82">Take small pieces of dough and cover the top with some of the jam showing through.</text:p>
          </text:list-item>
          <text:list-item>
            <text:p text:style-name="P82">Bake for about 20 minutes or until top starts to brown.</text:p>
          </text:list-item>
        </text:list>
      </text:section>
      <text:h text:style-name="P44" text:outline-level="4"><text:alphabetical-index-mark-start text:id="IMark76718040"/>Brownies<text:alphabetical-index-mark-end text:id="IMark76718040"/></text:h>
      <text:p text:style-name="P28">New Vegetarian Epicure ; Pre-heat to 350º; </text:p>
      <text:p text:style-name="HeadingRecipeIngredients">Ingredients</text:p>
      <text:section text:style-name="Sect1" text:name="Section25">
        <text:p text:style-name="TextBodyIngredients">4 oz unsweetened baking chocolate</text:p>
        <text:p text:style-name="TextBodyIngredients">4 oz butter (½ stick)</text:p>
        <text:p text:style-name="TextBodyIngredients">3 eggs</text:p>
        <text:p text:style-name="TextBodyIngredients">½ tsp salt</text:p>
        <text:p text:style-name="TextBodyIngredients">2 cups sugar</text:p>
        <text:p text:style-name="TextBodyIngredients">2 tsp vanilla</text:p>
        <text:p text:style-name="TextBodyIngredients">1 cup flour</text:p>
        <text:p text:style-name="TextBodyIngredients">1 cup chopped walnuts</text:p>
        <text:p text:style-name="TextBodyIngredients">powdered sugar for dusting, if desired.</text:p>
      </text:section>
      <text:section text:style-name="Sect2" text:name="Section26">
        <text:p text:style-name="HeadingRecipeInstructions">Instructions</text:p>
        <text:list xml:id="list2165942525957337598" text:style-name="WW8Num25">
          <text:list-item text:start-value="1">
            <text:p text:style-name="P63">Melt chocolate &amp; butter in double boiler. <text:s/>As soon as melted, remove to cool slightly.</text:p>
          </text:list-item>
          <text:list-item>
            <text:p text:style-name="P83">Beat the eggs with a pinch of salt until foamy. <text:s/>Gradually add the sugar and keep beating until the mixture is thick &amp; pale.</text:p>
          </text:list-item>
          <text:list-item>
            <text:p text:style-name="P83">Beat in the vanilla &amp; chocolate. <text:s/>Then flour, salt and walnuts.</text:p>
          </text:list-item>
          <text:list-item>
            <text:p text:style-name="P83">Line an 8”X8” square pan with parchment and pour batter into it, spreading evenly.</text:p>
          </text:list-item>
          <text:list-item>
            <text:p text:style-name="P83"><text:span text:style-name="T20">Bake at 350</text:span><text:span text:style-name="T12">º </text:span><text:span text:style-name="T20">for 25-30 minutes until a toothpick comes out nearly clean. <text:s/>Should be moist and slightly sticky. <text:s/>When done, remove brownies (using the parchment paper) to allow to cool faster.</text:span></text:p>
          </text:list-item>
          <text:list-item>
            <text:p text:style-name="P83">Once the brownies are room temperature, cut them into squares and dust with powdered sugar.</text:p>
          </text:list-item>
        </text:list>
      </text:section>
      <text:h text:style-name="P44" text:outline-level="4"><text:alphabetical-index-mark-start text:id="IMark76700168"/>Toffee Squares<text:alphabetical-index-mark-end text:id="IMark76700168"/></text:h>
      <text:p text:style-name="HeadingRecipeHints">Pre-heat oven to 300º; Bake time 45 minutes.</text:p>
      <text:p text:style-name="HeadingRecipeIngredients">Ingredients</text:p>
      <text:section text:style-name="Sect1" text:name="Section27">
        <text:p text:style-name="TextBodyIngredients">1 cup butter – slightly softened</text:p>
        <text:p text:style-name="TextBodyIngredients">1 cup sugar</text:p>
        <text:p text:style-name="TextBodyIngredients">¼ tsp salt</text:p>
        <text:p text:style-name="TextBodyIngredients"><text:span text:style-name="T27"><text:s/></text:span>1 egg separated</text:p>
        <text:p text:style-name="TextBodyIngredients">1 Tb<text:span text:style-name="T37">s</text:span> Amaretto</text:p>
        <text:p text:style-name="TextBodyIngredients">2 tsp grated orange peel</text:p>
        <text:p text:style-name="TextBodyIngredients">2 cups flour</text:p>
        <text:p text:style-name="TextBodyIngredients">½ – 1 cup chopped pecans</text:p>
      </text:section>
      <text:section text:style-name="Sect2" text:name="Section28">
        <text:p text:style-name="HeadingRecipeInstructions">Instructions<text:span text:style-name="T18">:</text:span></text:p>
        <text:list xml:id="list8181766623943272514" text:style-name="WW8Num14">
          <text:list-item text:start-value="1">
            <text:p text:style-name="P65">Cream butter, sugar and salt together until creamy.</text:p>
          </text:list-item>
          <text:list-item>
            <text:p text:style-name="P68">Add egg yolk, Amaretto and orange peel and cream until smooth.</text:p>
          </text:list-item>
          <text:list-item>
            <text:p text:style-name="P68">Gradually stir in the flour.</text:p>
          </text:list-item>
          <text:list-item>
            <text:p text:style-name="P68">Push dough into 10”X15” cookie sheet.</text:p>
          </text:list-item>
          <text:list-item>
            <text:p text:style-name="P68">Beat egg white until foamy and spread with nuts over dough in cookie sheet. <text:s/>Press nuts into dough.</text:p>
          </text:list-item>
          <text:list-item>
            <text:p text:style-name="P64"><text:span text:style-name="T20">Bake at 350</text:span><text:span text:style-name="T12">º </text:span><text:span text:style-name="T20">for 45 minutes until firm &amp; lightly brown.</text:span></text:p>
          </text:list-item>
          <text:list-item>
            <text:p text:style-name="P68">Cut into squares while still hot.</text:p>
          </text:list-item>
        </text:list>
      </text:section>
      <text:h text:style-name="P44" text:outline-level="4"><text:alphabetical-index-mark-start text:id="IMark76699528"/>Lemon Squares<text:alphabetical-index-mark-end text:id="IMark76699528"/></text:h>
      <text:p text:style-name="HeadingRecipeServes"><text:span text:style-name="T11">Pre-heat oven to </text:span><text:span text:style-name="T13">350ºF </text:span></text:p>
      <text:p text:style-name="HeadingRecipeIngredients">Ingredients</text:p>
      <text:section text:style-name="Sect1" text:name="Section29">
        <text:p text:style-name="P18">Crust</text:p>
        <text:p text:style-name="TextBodyIngredients"><text:span text:style-name="T27"><text:s/></text:span>¾ cup butter</text:p>
        <text:p text:style-name="TextBodyIngredients">½ cup powdered sugar</text:p>
        <text:p text:style-name="TextBodyIngredients">1 ½ cups flour</text:p>
        <text:p text:style-name="P19">Topping</text:p>
        <text:p text:style-name="P24">3 eggs</text:p>
        <text:p text:style-name="TextBodyIngredients">1 ½ cups sugar</text:p>
        <text:p text:style-name="TextBodyIngredients">3 Tb<text:span text:style-name="T37">s</text:span> flour</text:p>
        <text:p text:style-name="TextBodyIngredients">3 Tb<text:span text:style-name="T37">s</text:span> lemon juice (~1 lemon)</text:p>
        <text:p text:style-name="TextBodyIngredients">additional powdered sugar</text:p>
        <text:p text:style-name="TextBodyIngredients"/>
      </text:section>
      <text:section text:style-name="Sect1" text:name="Section30">
        <text:p text:style-name="TextBodyIngredients"/>
      </text:section>
      <text:section text:style-name="Sect2" text:name="Section31">
        <text:p text:style-name="HeadingRecipeInstructions">Instructions:</text:p>
        <text:list xml:id="list21388175676485642" text:style-name="WW8Num21">
          <text:list-item text:start-value="1">
            <text:p text:style-name="P66">Mix crust ingredients and press on bottom of 9”X13”.</text:p>
          </text:list-item>
          <text:list-item>
            <text:p text:style-name="P69">Beat the eggs slightly, add sugar, flour and lemon juice. <text:s/></text:p>
          </text:list-item>
          <text:list-item>
            <text:p text:style-name="P69">Beat together the topping and pour over the crust..</text:p>
          </text:list-item>
          <text:list-item>
            <text:p text:style-name="P69">Bake 20 minutes.</text:p>
          </text:list-item>
          <text:list-item>
            <text:p text:style-name="P70">Sprinkle with powdered sugar.</text:p>
          </text:list-item>
          <text:list-item>
            <text:p text:style-name="P70">Cut into squares.</text:p>
          </text:list-item>
        </text:list>
      </text:section>
      <text:h text:style-name="P44" text:outline-level="4"><text:alphabetical-index-mark-start text:id="IMark76721720"/>Strudel<text:alphabetical-index-mark-end text:id="IMark76721720"/></text:h>
      <text:p text:style-name="HeadingRecipeHints"><text:span text:style-name="T3">Pre-heat oven to 350</text:span><text:span text:style-name="T25">º</text:span><text:span text:style-name="T13">F; </text:span><text:span text:style-name="T26">Prep Time: 20 minutes; Cook Time: 50-55 minutes</text:span></text:p>
      <text:p text:style-name="HeadingRecipeIngredients">Ingredients:</text:p>
      <text:section text:style-name="Sect1" text:name="Section32">
        <text:p text:style-name="TextBodyIngredients">2 cups unsifted flour</text:p>
        <text:p text:style-name="TextBodyIngredients">½ lb butter</text:p>
        <text:p text:style-name="TextBodyIngredients">1 cup sour cream</text:p>
        <text:p text:style-name="TextBodyIngredients">pinch salt</text:p>
        <text:p text:style-name="TextBodyIngredients">1 Tb<text:span text:style-name="T37">s</text:span> sugar</text:p>
        <text:p text:style-name="TextBodyIngredients">Filling:</text:p>
        <text:p text:style-name="TextBodyIngredients">1 lb nuts</text:p>
        <text:p text:style-name="TextBodyIngredients">12 oz apricot preserves</text:p>
        <text:p text:style-name="TextBodyIngredients">7 oz dry coconut</text:p>
        <text:p text:style-name="TextBodyIngredients">1 stick of melted butter</text:p>
      </text:section>
      <text:section text:style-name="Sect1" text:name="Section33">
        <text:p text:style-name="P20"><text:s/></text:p>
      </text:section>
      <text:section text:style-name="Sect2" text:name="Section34">
        <text:p text:style-name="HeadingRecipeInstructions">Instructions:</text:p>
        <text:list xml:id="list1259261048381239123" text:style-name="WW8Num26">
          <text:list-item text:start-value="1">
            <text:p text:style-name="P74">Mix flour, butter, sour cream, salt and sugar.</text:p>
          </text:list-item>
          <text:list-item>
            <text:p text:style-name="P74">Wrap in plastic wrap and chill overnight. <text:s/></text:p>
          </text:list-item>
          <text:list-item>
            <text:p text:style-name="P74">Cut mixture into 4 pieces.</text:p>
          </text:list-item>
          <text:list-item>
            <text:p text:style-name="P74">Roll out to 15”X6”. <text:s/>Brush with melted butter and sprinkle with cinnamon and sugar.</text:p>
          </text:list-item>
          <text:list-item>
            <text:p text:style-name="P74">Add filling, roll, put on cookie sheet. <text:s/>Put melted butter on top. <text:s/></text:p>
          </text:list-item>
          <text:list-item>
            <text:p text:style-name="P74">Slit top of strudel long ways.</text:p>
          </text:list-item>
          <text:list-item>
            <text:p text:style-name="P75">Bake for 50-55 minutes.</text:p>
          </text:list-item>
          <text:list-item>
            <text:p text:style-name="P71">Slice while hot with sharp knife or electric knife.</text:p>
          </text:list-item>
        </text:list>
      </text:section>
      <text:h text:style-name="P90" text:outline-level="3">Cakes/Tortes/Pies</text:h>
      <text:h text:style-name="P44" text:outline-level="4"><text:alphabetical-index-mark-start text:id="IMark76733608"/>Chocolate Cocoa Cake (3 layers)<text:alphabetical-index-mark-end text:id="IMark76733608"/></text:h>
      <text:p text:style-name="P28">Pre-heat oven to 350º; Bake time 45 minutes.</text:p>
      <text:p text:style-name="P28">Perfect for Birthday Cakes! <text:s/>Icing to follow.</text:p>
      <text:p text:style-name="HeadingRecipeIngredients">Ingredients</text:p>
      <text:section text:style-name="Sect1" text:name="Section35">
        <text:p text:style-name="TextBodyIngredients">1 cup butter </text:p>
        <text:p text:style-name="TextBodyIngredients">3 cups brown sugar, lightly packed</text:p>
        <text:p text:style-name="TextBodyIngredients">4 eggs</text:p>
        <text:p text:style-name="TextBodyIngredients">2 tsp vanilla</text:p>
        <text:p text:style-name="TextBodyIngredients">¾ cup unsweetened cocoa <text:span text:style-name="T39">pwd</text:span></text:p>
        <text:p text:style-name="TextBodyIngredients">3 tsp baking soda</text:p>
        <text:p text:style-name="P26">½ tsp salt</text:p>
        <text:p text:style-name="TextBodyIngredients">3 cups of cake flour</text:p>
        <text:p text:style-name="TextBodyIngredients">1 1/3 cups sour cream</text:p>
        <text:p text:style-name="TextBodyIngredients">1 1/3 cup boiling water</text:p>
      </text:section>
      <text:section text:style-name="Sect2" text:name="Section36">
        <text:p text:style-name="HeadingRecipeInstructions">Instructions</text:p>
        <text:list xml:id="list6983790065672670468" text:style-name="WW8Num15">
          <text:list-item text:start-value="1">
            <text:p text:style-name="P67">Grease &amp; flour 3 9” cake pans. <text:s/>Set aside.</text:p>
          </text:list-item>
          <text:list-item>
            <text:p text:style-name="P72">In a large mixing bowl, cream butter until smooth. <text:s/>Add brown sugar and eggs.</text:p>
          </text:list-item>
          <text:list-item>
            <text:p text:style-name="P72">Beat with electric mixer on high speed until light and fluffy ~ 5 minutes.</text:p>
          </text:list-item>
          <text:list-item>
            <text:p text:style-name="P72">With mixer on low speed, beat in vanilla, cocoa, baking soda and salt. <text:s/></text:p>
          </text:list-item>
          <text:list-item>
            <text:p text:style-name="P72">Add flour alternately with the sour cream, beating on low speed until smooth.</text:p>
          </text:list-item>
          <text:list-item>
            <text:p text:style-name="P72">Pour in boiling water. <text:s/>Stir with spoon until blended.</text:p>
          </text:list-item>
          <text:list-item>
            <text:p text:style-name="P72">Pour into prepared pans.</text:p>
          </text:list-item>
          <text:list-item>
            <text:p text:style-name="P72">Bake 35 minutes or until done. <text:s/>Cool in pans 10 minutes.</text:p>
          </text:list-item>
          <text:list-item>
            <text:p text:style-name="P72">Turn onto racks and cool completely.</text:p>
          </text:list-item>
          <text:list-item>
            <text:p text:style-name="P72">You can also freeze the layers until you are ready to use or frost.</text:p>
          </text:list-item>
        </text:list>
      </text:section>
      <text:h text:style-name="P46" text:outline-level="4"><text:alphabetical-index-mark-start text:id="IMark76716232"/>Butter Cream Icing (3 layers)<text:alphabetical-index-mark-end text:id="IMark76716232"/></text:h>
      <text:p text:style-name="HeadingRecipeIngredients">Ingredients</text:p>
      <text:section text:style-name="Sect1" text:name="Section37">
        <text:p text:style-name="TextBodyIngredients">1 ½ cups milk</text:p>
        <text:p text:style-name="TextBodyIngredients">½ cups flour</text:p>
        <text:p text:style-name="TextBodyIngredients">1 ½ cups butter</text:p>
        <text:p text:style-name="TextBodyIngredients">1 ½ cups sugar</text:p>
        <text:p text:style-name="TextBodyIngredients">1 Tb<text:span text:style-name="T37">s</text:span> vanilla</text:p>
        <text:p text:style-name="TextBodyIngredients"/>
      </text:section>
      <text:section text:style-name="Sect2" text:name="Section38">
        <text:p text:style-name="HeadingRecipeInstructions">Instructions</text:p>
        <text:list xml:id="list5426065727096440514" text:style-name="WW8Num16">
          <text:list-item text:start-value="1">
            <text:p text:style-name="P73">In a small sauce pan, combine milk &amp; flour. <text:s/>Beat with wire whisk until smooth.</text:p>
          </text:list-item>
          <text:list-item>
            <text:p text:style-name="P73">Cook over low heat until thick. <text:s/>Cool until room temperature. <text:s/>Be patient to ensure really cool. </text:p>
          </text:list-item>
          <text:list-item>
            <text:p text:style-name="P73">In a medium mixing bowl cream sugar, butter &amp; vanilla and beat until light and fluffy.</text:p>
          </text:list-item>
          <text:list-item>
            <text:p text:style-name="P73">Add the milk mixture and keep beating until consistency of a very light butter cream icing. <text:s/>Keep beating until you get desired consistency.</text:p>
          </text:list-item>
        </text:list>
        <text:h text:style-name="P4" text:outline-level="4"><text:alphabetical-index-mark-start text:id="IMark76934552"/>Chocolate Victorian Torte<text:alphabetical-index-mark-end text:id="IMark76934552"/></text:h>
        <text:p text:style-name="P10">Ingredients <text:span text:style-name="T30">for Cake</text:span></text:p>
        <text:section text:style-name="Sect3" text:name="Section61">
          <text:p text:style-name="P9">6 oz almonds (~1 ¼ cup) (finely ground)</text:p>
          <text:p text:style-name="P9">¾ cup butter </text:p>
          <text:p text:style-name="P9">¾ cup sugar</text:p>
          <text:p text:style-name="P9">6 eggs separated</text:p>
          <text:p text:style-name="P9">6 oz semi-sweet (or bittersweet) chocolate</text:p>
          <text:p text:style-name="P9">1 tsp vanilla</text:p>
        </text:section>
        <text:p text:style-name="P36"/>
        <text:p text:style-name="P10">Ingredients <text:span text:style-name="T30">for Icing</text:span></text:p>
        <text:section text:style-name="Sect3" text:name="Section62">
          <text:p text:style-name="P37">½ cup heavy cream</text:p>
          <text:p text:style-name="P37">8 oz semi-sweet (or bittersweet) chocolate</text:p>
        </text:section>
        <text:p text:style-name="P34">Instructions</text:p>
        <text:list xml:id="list4577384146800339376" text:style-name="WW8Num30">
          <text:list-item text:start-value="1">
            <text:p text:style-name="P42">Grind almonds until consistency of breadcrumbs. <text:s/></text:p>
          </text:list-item>
          <text:list-item>
            <text:p text:style-name="P42">Cream together butter &amp; sugar for 2-3 minutes on high speed.</text:p>
          </text:list-item>
          <text:list-item>
            <text:p text:style-name="P42">Add egg yol<text:span text:style-name="T43">k</text:span>s 1 at a time and beat until incorporated.</text:p>
          </text:list-item>
          <text:list-item>
            <text:p text:style-name="P42">Melt chocolate, add to the mixture. <text:s/>Stir in ground almonds. <text:s/>(It will be the consistency of paste.) <text:s/>Whip egg whites until stiff; fold in. </text:p>
          </text:list-item>
          <text:list-item>
            <text:p text:style-name="P42">Butter or use parchment paper a 9” spring form pan and line bottom with wax paper or parchment paper.</text:p>
          </text:list-item>
          <text:list-item>
            <text:p text:style-name="P43"><text:span text:style-name="T31">Pour mixture into pan and smooth top. <text:s/>Bake at 375</text:span><text:span text:style-name="T32">° </text:span><text:span text:style-name="T33">F</text:span><text:span text:style-name="T34"> for 25 minutes; Lower heat to 350</text:span><text:span text:style-name="T32">°</text:span><text:span text:style-name="T34"> and bake for 30-50 minutes more. <text:s/>DON'T O</text:span><text:span text:style-name="T35">VER Bake</text:span><text:span text:style-name="T34">. <text:s/>Toothpick should come out mostly clean.</text:span></text:p>
          </text:list-item>
          <text:list-item>
            <text:p text:style-name="P41">Frosting: Scald cream (2-3 minutes high). <text:s/>Add chocolate and whip until smooth. <text:s/>Cool partially and then spread on top of cake.</text:p>
          </text:list-item>
        </text:list>
      </text:section>
      <text:h text:style-name="P49" text:outline-level="4"><text:alphabetical-index-mark-start text:id="IMark76717928"/><text:span text:style-name="T1">Pie Crust</text:span><text:span text:style-name="T10"> 1</text:span><text:alphabetical-index-mark-end text:id="IMark76717928"/></text:h>
      <text:p text:style-name="HeadingRecipeServes"><text:span text:style-name="T3">Pre-heat oven to 350</text:span><text:span text:style-name="T25">º</text:span></text:p>
      <text:p text:style-name="HeadingRecipeServes">Prep Time: 20 minutes; Cook Time: 50-55 minutes</text:p>
      <text:p text:style-name="HeadingRecipeIngredients">Ingredients:</text:p>
      <text:section text:style-name="Sect1" text:name="Section39">
        <text:p text:style-name="TextBodyIngredients">2 ½ cups all-purpose flour</text:p>
        <text:p text:style-name="TextBodyIngredients">½ <text:span text:style-name="T42">t</text:span>s<text:span text:style-name="T42">p</text:span> salt</text:p>
        <text:p text:style-name="TextBodyIngredients">5 oz butter (1 ¼ sticks), cut into small pieces</text:p>
      </text:section>
      <text:section text:style-name="Sect2" text:name="Section40">
        <text:p text:style-name="HeadingRecipeInstructions">Instructions:</text:p>
        <text:list xml:id="list125653294306020" text:continue-list="list2165942525957337598" text:style-name="WW8Num25">
          <text:list-item text:start-value="1">
            <text:p text:style-name="P63">Using a food processor, add the flour &amp; salt to the bowl.</text:p>
          </text:list-item>
          <text:list-item>
            <text:p text:style-name="P83">Add the chilled butter, cut in slices. <text:s/></text:p>
          </text:list-item>
          <text:list-item>
            <text:p text:style-name="P83">Pulse until the mixture is like coarse cornmeal.</text:p>
          </text:list-item>
          <text:list-item>
            <text:p text:style-name="P83">Add a little cold water at a time, through the feeder tube as you process, just until the pastry begins to hold together. </text:p>
          </text:list-item>
          <text:list-item>
            <text:p text:style-name="P83">Remove pastry, form a ball, wrap it well and chill it. </text:p>
          </text:list-item>
        </text:list>
      </text:section>
      <text:h text:style-name="P47" text:outline-level="4"><text:alphabetical-index-mark-start text:id="IMark76716520"/><text:span text:style-name="T1">Pie Crust</text:span><text:span text:style-name="T10"> 2</text:span><text:alphabetical-index-mark-end text:id="IMark76716520"/></text:h>
      <text:p text:style-name="HeadingRecipeServes"><text:span text:style-name="T3">Pre-heat oven to 375</text:span><text:span text:style-name="T25">º</text:span></text:p>
      <text:p text:style-name="P32">Prep Time: 20 minutes; Cook Time: 50-55 minutes</text:p>
      <text:p text:style-name="P30">From The Vegetarian Epicure, book 2 by Anna Thomas</text:p>
      <text:p text:style-name="HeadingRecipeIngredients">Ingredients:</text:p>
      <text:section text:style-name="Sect1" text:name="Section41">
        <text:p text:style-name="TextBodyIngredients">1 1/3 cups all-purpose flour</text:p>
        <text:p text:style-name="TextBodyIngredients">1/4  teaspoons salt</text:p>
        <text:p text:style-name="TextBodyIngredients">1 Tb<text:span text:style-name="T37">s</text:span> sugar</text:p>
        <text:p text:style-name="TextBodyIngredients">½ cup butter (1 sticks), cut into small pieces</text:p>
        <text:p text:style-name="TextBodyIngredients">scant 1/3 cup ice water</text:p>
      </text:section>
      <text:section text:style-name="Sect4" text:name="Section42">
        <text:p text:style-name="HeadingRecipeInstructions">Instructions</text:p>
        <text:list xml:id="list3594515002618216812" text:style-name="WW8Num18">
          <text:list-item text:start-value="1">
            <text:p text:style-name="P85">Mix flour, salt and 1 Tb<text:span text:style-name="T37">s </text:span>sugar. <text:s/></text:p>
          </text:list-item>
          <text:list-item>
            <text:p text:style-name="P85">Cut the butter into the flour mixture with a pastry blender until the mixture resembles coarse cor meal.</text:p>
          </text:list-item>
          <text:list-item>
            <text:p text:style-name="P85">Sprinkle the ice water over it and toss quickly until the flour is evenly moistened and the dough is starting to hold together.</text:p>
          </text:list-item>
          <text:list-item>
            <text:p text:style-name="P85">Form the dough into a ball and chill it for 1 hour.</text:p>
          </text:list-item>
          <text:list-item>
            <text:p text:style-name="P85">Roll it out <text:s/>and fit into pie pan. <text:s/></text:p>
          </text:list-item>
          <text:list-item>
            <text:p text:style-name="P85">Line the pan with aluminum foil and fill with dried beans or rice.</text:p>
          </text:list-item>
          <text:list-item>
            <text:p text:style-name="P85">Bake in a pre-heated oven at 425<text:span text:style-name="T25">º</text:span> for 8 minutes, then remove the beans and foil. Prick the shells.</text:p>
          </text:list-item>
          <text:list-item>
            <text:p text:style-name="P85">Bake 4-5 minutes, just until the bottom of the crust begins to color.</text:p>
          </text:list-item>
        </text:list>
      </text:section>
      <text:h text:style-name="P48" text:outline-level="4"><text:alphabetical-index-mark-start text:id="IMark76710296"/>Pumpkin Pie<text:alphabetical-index-mark-end text:id="IMark76710296"/></text:h>
      <text:p text:style-name="HeadingRecipeHints"><text:span text:style-name="T3">Pre-heat oven to 400</text:span><text:span text:style-name="T25">º; </text:span><text:span text:style-name="T26">Prep Time: 25 minutes; Cook Time: 40-45 minutes</text:span></text:p>
      <text:p text:style-name="HeadingRecipeHints">From The Vegetarian Epicure, book 2 by Anna Thomas</text:p>
      <text:p text:style-name="HeadingRecipeIngredients">Ingredients:</text:p>
      <text:section text:style-name="Sect1" text:name="Section44">
        <text:p text:style-name="TextBodyIngredients">Pastry for <text:span text:style-name="T45">one</text:span> 9.<text:span text:style-name="T45">5</text:span>” pie crust </text:p>
        <text:p text:style-name="TextBodyIngredients">¾ cup sugar</text:p>
        <text:p text:style-name="TextBodyIngredients">½ tsp salt</text:p>
        <text:p text:style-name="TextBodyIngredients">½ tsp ginger</text:p>
        <text:p text:style-name="TextBodyIngredients">¼ tsp nutmeg</text:p>
        <text:p text:style-name="TextBodyIngredients">1 tsp cinnamon</text:p>
        <text:p text:style-name="TextBodyIngredients">½ tsp ground cloves</text:p>
        <text:p text:style-name="TextBodyIngredients">1 ½ cup cooked pumpkin</text:p>
        <text:p text:style-name="TextBodyIngredients">3 eggs</text:p>
        <text:p text:style-name="TextBodyIngredients">1 ½ cups light cream</text:p>
        <text:p text:style-name="TextBodyIngredients">2 Tb<text:span text:style-name="T37">s</text:span> sweet dark rum</text:p>
      </text:section>
      <text:section text:style-name="Sect4" text:name="Section45">
        <text:p text:style-name="HeadingRecipeInstructions">Instructions:</text:p>
        <text:list xml:id="list4950814730491036804" text:style-name="TextRecipeNumbering">
          <text:list-item text:start-value="1">
            <text:p text:style-name="TextInstructionsNumbered">Prepare two 9” pastry shells with fluted rims.</text:p>
          </text:list-item>
          <text:list-item>
            <text:p text:style-name="P84">Preheat the oven to 400 degrees while chilling the shells for about 15 minutes. <text:s/>Line the shells with waxed paper or foil and fill them with dried beans. <text:s/>Bake the shells for 10 minutes. <text:s/>Then remove the paper, prick the shells in several places with a for and then bake for another 10 minutes.</text:p>
          </text:list-item>
          <text:list-item>
            <text:p text:style-name="P84">Combine the sugar, salt, spices and pureed pumpkin and mix t hem thoroughly.</text:p>
          </text:list-item>
          <text:list-item>
            <text:p text:style-name="P84">Beat together the eggs, cream, and rum and then beat together the two mixtures.</text:p>
          </text:list-item>
          <text:list-item>
            <text:p text:style-name="P84">Divide the filling evenly between the two pastry shells and bake the pies for 10 minutes in the preheated 400 degree oven, then lower the temperature to 350 and bake them for another 25 to 30 minutes, or until a knife inserted near the center comes out clean.</text:p>
          </text:list-item>
          <text:list-item>
            <text:p text:style-name="P84">Cool the pies on racks and serve with sweetened whipped cream. </text:p>
          </text:list-item>
        </text:list>
      </text:section>
      <text:section text:style-name="Sect4" text:name="Section46">
        <text:h text:style-name="P48" text:outline-level="4"><text:alphabetical-index-mark-start text:id="IMark76711736"/>Apple Tart<text:alphabetical-index-mark-end text:id="IMark76711736"/> </text:h>
        <text:p text:style-name="HeadingRecipeHints"><text:span text:style-name="T6">Pre-heat oven to 425º for crust</text:span><text:span text:style-name="T5">; Cook Time:12min for crust, 30-35 minutes for tart; From The Vegetarian Epicure, book 2 by Anna Thomas</text:span></text:p>
        <text:p text:style-name="HeadingRecipeIngredients">Ingredients:</text:p>
      </text:section>
      <text:section text:style-name="Sect1" text:name="Section47">
        <text:p text:style-name="TextBodyIngredients">Pastry for one 9” pie crusts (Pie Crust #2)</text:p>
        <text:p text:style-name="TextBodyIngredients">2 lbs firm pippin apples (or Granny Smith)</text:p>
        <text:p text:style-name="TextBodyIngredients">Juice of 1 large lemon</text:p>
        <text:p text:style-name="TextBodyIngredients">½ cup sugar</text:p>
        <text:p text:style-name="TextBodyIngredients">3 eggs</text:p>
        <text:p text:style-name="TextBodyIngredients">½ to <text:span text:style-name="T42">1/3 </text:span>cups apricot glaze – Boil jam &amp; sugar for a few minutes:</text:p>
        <text:p text:style-name="TextBodyIngredients">½ cup apricot jam</text:p>
        <text:p text:style-name="TextBodyIngredients">1 Tbs sugar</text:p>
      </text:section>
      <text:section text:style-name="Sect2" text:name="Section48">
        <text:p text:style-name="P35">Instructions:</text:p>
        <text:list xml:id="list125653994767224" text:continue-list="list4950814730491036804" text:style-name="TextRecipeNumbering">
          <text:list-item text:start-value="1">
            <text:p text:style-name="P76">Mix flour, salt and 1 Tb<text:span text:style-name="T37">s</text:span>. Sugar.</text:p>
          </text:list-item>
          <text:list-item>
            <text:p text:style-name="P76">Cut the butter into the flour mixture with a pastry blender until the mixture resembles coarse cor<text:span text:style-name="T37">n</text:span>meal.</text:p>
          </text:list-item>
          <text:list-item>
            <text:p text:style-name="P76">Sprinkle the ice water over it and toss quickly until the flour is evenly moistened and the dough is starting to hold together.</text:p>
          </text:list-item>
          <text:list-item>
            <text:p text:style-name="P76">Form the dough into a ball and chill it for 1 hour.</text:p>
          </text:list-item>
          <text:list-item>
            <text:p text:style-name="P76">Roll it out in a 12” circle and fit into a 10 ½ inch tart pan.</text:p>
          </text:list-item>
          <text:list-item>
            <text:p text:style-name="P76">Trim off excess, leaving a ¼ inch rim above the pan and flute the rim.</text:p>
          </text:list-item>
          <text:list-item>
            <text:p text:style-name="P76">Line shell with foil or parchment paper, filled with dried beans and bake for 8 min at 425<text:span text:style-name="T40">º. <text:s/>Remove beans and bake for 4-5 minutes longer until brown.</text:span></text:p>
          </text:list-item>
          <text:list-item>
            <text:p text:style-name="P76">Peel &amp; core the apples and cut them in even lengthwise slices, no thicker than 1/4”. <text:s/>Put apple slices in a bowl with lemon juice &amp; ½ cup sugar, toss lightly. <text:s/>Leave for 45 min.</text:p>
          </text:list-item>
          <text:list-item>
            <text:p text:style-name="P76">Drain the apples &amp; reserve liquid.</text:p>
          </text:list-item>
          <text:list-item>
            <text:p text:style-name="P76">Glaze baked crust with glaze and arrange the apple slices neatly in the crust by very closely overlapping them in concentric circles.</text:p>
          </text:list-item>
          <text:list-item>
            <text:p text:style-name="P76"><text:span text:style-name="T40">Sprinkle 3 Tb</text:span><text:span text:style-name="T41">s</text:span><text:span text:style-name="T40"> sugar evenly over apples and bake the tart 30-35 minutes at 375º. <text:s/>Apples should be starting to brown.</text:span></text:p>
          </text:list-item>
          <text:list-item>
            <text:p text:style-name="P76">While tart is baking, boil reserved liquid until medium thick, glaze like consistency. <text:s/>When tart is done, brush apples with this glaze or drizzle it over them.</text:p>
          </text:list-item>
        </text:list>
      </text:section>
      <text:h text:style-name="P48" text:outline-level="4"><text:alphabetical-index-mark-start text:id="IMark76707640"/>French Apple Tart<text:alphabetical-index-mark-end text:id="IMark76707640"/></text:h>
      <text:p text:style-name="P38">Pre-heat oven to 350ºF </text:p>
      <text:p text:style-name="P7"><draw:frame draw:style-name="fr1" draw:name="1215" text:anchor-type="char" svg:x="3.1299in" svg:y="0.2299in" svg:width="1.2736in" svg:height="0.8575in" draw:z-index="0"><draw:image xlink:href="http://www.leahcookskosher.com/system_files/recipe/step/1215.jpg" xlink:type="simple" xlink:show="embed" xlink:actuate="onLoad"/></draw:frame>Ingredients:</text:p>
      <text:section text:style-name="Sect1" text:name="Section49">
        <text:p text:style-name="TextBodyIngredients">1 tart shell, 11" (pie crust #1)</text:p>
        <text:p text:style-name="TextBodyIngredients">6 large tart apples for the filling, 2-3 apples more for the top</text:p>
        <text:p text:style-name="TextBodyIngredients">¾ cup sugar, plus a little for sprinkling on top </text:p>
        <text:p text:style-name="P25">2 <text:span text:style-name="T42">Tbs</text:span> lemon juice, plus a little for the top</text:p>
        <text:p text:style-name="TextBodyIngredients">1 <text:span text:style-name="T42">Tbs</text:span> flour</text:p>
        <text:p text:style-name="TextBodyIngredients">1/4 t<text:span text:style-name="T42">sp</text:span> cinnamon</text:p>
        <text:p text:style-name="P25">2-3 <text:span text:style-name="T42">Tbs</text:span> apricot jam</text:p>
        <text:p text:style-name="P20"><text:s/></text:p>
      </text:section>
      <text:section text:style-name="Sect4" text:name="Section50">
        <text:p text:style-name="P35">Instructions:</text:p>
        <text:list xml:id="list125653344224222" text:continue-list="list125653994767224" text:style-name="TextRecipeNumbering">
          <text:list-item text:start-value="1">
            <text:p text:style-name="P76">Roll out the pie crust and put it into tart pan. <text:s/>Chill the tart shell for ½ hour until very cold</text:p>
          </text:list-item>
          <text:list-item>
            <text:p text:style-name="P76">While the shell chills, peel and roughly chop the apples. Sprinkle with lemon juice so they don't brown.. <text:s/></text:p>
          </text:list-item>
          <text:list-item>
            <text:p text:style-name="P76">Sprinkle apples with the sugar, flour and cinnamon. Put apples on baking sheet <text:s/>and bake until they start to break down. Mash a bit.</text:p>
          </text:list-item>
          <text:list-item>
            <text:p text:style-name="P76">Continue baking until tender. Don't let the apples turn to applesauce- should be a chunky texture. Once baked, remove from the oven and set aside. <text:s/></text:p>
          </text:list-item>
          <text:list-item>
            <text:p text:style-name="P76">Bake chilled tart shell with pie weights at 400' until the edge of the crust is a light brown. Remove from oven and let rest, weights and all, for 5 minutes. </text:p>
          </text:list-item>
          <text:list-item>
            <text:p text:style-name="P76">Gently fill the tart shell with the mashed apple filling. Set aside. </text:p>
          </text:list-item>
          <text:list-item>
            <text:p text:style-name="P76">Peel the remaining apples and squeeze a little lemon juice over them. Quarter apples, remove seeds &amp; arrange thinly sliced apples from the outer edge to the center. Arrange the apple slices, overlapping the outer rim of the tart shell, as well as overlapping each apple slice all around the tart. </text:p>
          </text:list-item>
          <text:list-item>
            <text:p text:style-name="P76">Brush with butter and sprinkle with sugar. </text:p>
          </text:list-item>
          <text:list-item>
            <text:p text:style-name="P76">Return to the oven to bake at 375' until the apple edges start to turn black. Remove from oven. Heat apricot jam in microwave with a little water to thin it. Brush over the tart. Cool. </text:p>
          </text:list-item>
        </text:list>
        <text:h text:style-name="P91" text:outline-level="3">Puddings/<text:span text:style-name="T36">Cobbler</text:span></text:h>
        <text:p text:style-name="P40"><text:span text:style-name="T36">(Note: </text:span>Sweet breads <text:span text:style-name="T38">in </text:span>B<text:span text:style-name="T38">read</text:span>s<text:span text:style-name="T38"> section)</text:span></text:p>
        <text:h text:style-name="P2" text:outline-level="4"><text:alphabetical-index-mark-start text:id="IMark76722024"/><text:alphabetical-index-mark-start text:id="IMark76699528"/>Rice Pudding<text:alphabetical-index-mark-end text:id="IMark76699528"/><text:alphabetical-index-mark-end text:id="IMark76722024"/></text:h>
        <text:p text:style-name="HeadingRecipeServes"><text:span text:style-name="T3">Pre-heat oven to 350</text:span><text:span text:style-name="T25">º </text:span></text:p>
        <text:p text:style-name="P7">Ingredients:</text:p>
      </text:section>
      <text:section text:style-name="Sect1" text:name="Section51">
        <text:p text:style-name="TextBodyIngredients">½ cup raw rice</text:p>
        <text:p text:style-name="TextBodyIngredients">5 eggs</text:p>
        <text:p text:style-name="TextBodyIngredients">4 cups milk</text:p>
        <text:p text:style-name="TextBodyIngredients">½ cup sugar</text:p>
        <text:p text:style-name="TextBodyIngredients">1 tsp vanilla</text:p>
        <text:p text:style-name="P50"><text:span text:style-name="T46">1/8 tsp </text:span>nutmeg <text:s/></text:p>
        <text:p text:style-name="P50"><text:span text:style-name="T46">¼ tsp </text:span>Cinnamon </text:p>
        <text:p text:style-name="TextBodyIngredients">pinch of salt</text:p>
        <text:p text:style-name="TextBodyIngredients">¼ cup raisins</text:p>
      </text:section>
      <text:section text:style-name="Sect4" text:name="Section52">
        <text:p text:style-name="HeadingRecipeInstructions">Instructions</text:p>
        <text:list xml:id="list125653029806309" text:continue-list="list125653344224222" text:style-name="TextRecipeNumbering">
          <text:list-item text:start-value="1">
            <text:p text:style-name="TextInstructionsNumbered">Beat eggs. <text:s/>Add milk, sugar and flavorings (vanilla, nutmeg &amp; Cinnamon). Grease casserole dish.</text:p>
          </text:list-item>
          <text:list-item>
            <text:p text:style-name="TextInstructionsNumbered">Place rice &amp; liquid ingredients into casserole. <text:s/>Add raisins.</text:p>
          </text:list-item>
          <text:list-item>
            <text:p text:style-name="TextInstructionsNumbered">Bake at 350<text:span text:style-name="T28">°</text:span><text:span text:style-name="T37">F </text:span>oven for about 1 hour.</text:p>
          </text:list-item>
          <text:list-item>
            <text:p text:style-name="TextInstructionsNumbered">Casserole should be placed in pan of water reaching ab<text:span text:style-name="T36">ou</text:span>t 1 inch of the way up.</text:p>
          </text:list-item>
          <text:list-item>
            <text:p text:style-name="TextInstructionsNumbered">Pudding is done when the custard is set.</text:p>
          </text:list-item>
        </text:list>
        <text:p text:style-name="P61"/>
        <text:p text:style-name="P88">Note: Use same recipe for <text:s/>bread pudding, except don't use raisins. <text:s/>Bread should be dried and cut into chunks. (Use French Bread)</text:p>
        <text:h text:style-name="P3" text:outline-level="4"><text:alphabetical-index-mark-start text:id="IMark76714520"/><text:alphabetical-index-mark-start text:id="IMark76721208"/>Berry Cobbler<text:alphabetical-index-mark-end text:id="IMark76721208"/><text:alphabetical-index-mark-end text:id="IMark76714520"/></text:h>
        <text:p text:style-name="P29">From The New Vegetarian Epicure by Anna Thomas</text:p>
        <text:p text:style-name="P31"><text:span text:style-name="T3">Pre-heat oven to </text:span><text:span text:style-name="T4">40</text:span><text:span text:style-name="T3">0</text:span><text:span text:style-name="T25">º </text:span></text:p>
        <text:p text:style-name="P8">Ingredients:</text:p>
        <text:section text:style-name="Sect1" text:name="Section69">
          <text:p text:style-name="P21">½ – <text:span text:style-name="T36">¼ cup sugar</text:span></text:p>
          <text:p text:style-name="P22">1 Tbs cornstarch</text:p>
          <text:p text:style-name="P22">½ cup water</text:p>
          <text:p text:style-name="P22">2 Tbs lemon juice</text:p>
          <text:p text:style-name="P22">4 cups fresh blackberries </text:p>
          <text:p text:style-name="P22">or other berries</text:p>
          <text:p text:style-name="P22"/>
          <text:p text:style-name="P22"/>
          <text:p text:style-name="P23">Topping</text:p>
          <text:p text:style-name="P22">1 cup flour</text:p>
          <text:p text:style-name="P22">2 Tbs sugar</text:p>
          <text:p text:style-name="P22">½ tsp baking soda</text:p>
          <text:p text:style-name="P22">1 tsp baking po<text:span text:style-name="T37">w</text:span>der</text:p>
          <text:p text:style-name="P22">½ tsp salt</text:p>
          <text:p text:style-name="P22">2-3 Tbs butter</text:p>
          <text:p text:style-name="P22">½ cup buttermilk</text:p>
        </text:section>
        <text:p text:style-name="P33">Instructions</text:p>
        <text:list xml:id="list125653085680350" text:continue-list="list125653029806309" text:style-name="TextRecipeNumbering">
          <text:list-item>
            <text:list>
              <text:list-item text:start-value="1">
                <text:p text:style-name="P78">In a non-reactive pot, combine ½ cup of sugar, cornstarch, water and lemon juice. <text:s/>Stir to dissolve the cornstarch, then add the fruit. <text:s/></text:p>
              </text:list-item>
              <text:list-item>
                <text:p text:style-name="P78">Bring mixture to a boil over medium heat, then simmer for a minute, stirring gently. <text:s/>Taste it, and add more sugar if needed.</text:p>
              </text:list-item>
              <text:list-item>
                <text:p text:style-name="P78">Pour berry mixture into a 1 ½ quart casserole or 8” square glass baking dish.</text:p>
              </text:list-item>
              <text:list-item>
                <text:p text:style-name="P78">Combine the dry ingredients for the topping in a bowl. <text:s/>Melt the butter and whisk it into the buttermilk, then stir the liquid into the dry mixture, just until combined.</text:p>
              </text:list-item>
              <text:list-item>
                <text:p text:style-name="P78">Drop the dough by spoonfuls onto the hot fruit. <text:s/>Bake the cobbler for 20-25 minutes until the biscuit crust is golden.</text:p>
              </text:list-item>
              <text:list-item>
                <text:p text:style-name="P77">Serve it hot or warm with vanilla ice cream.</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 svg:font-family="OpenSymbol, 'Arial Unicode MS'"/>
    <style:font-face style:name="Symbol" svg:font-family="Symbol"/>
    <style:font-face style:name="Tahoma1" svg:font-family="Tahoma"/>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Gabriola2" svg:font-family="Gabriola" style:font-pitch="variable"/>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Fishscale" xlink:href="Pictures/100000000000000800000008FB849EEA078823E6.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loext:contextual-spacing="false" fo:text-align="center" style:justify-single-word="false" fo:text-indent="0in" style:auto-text-indent="false" fo:keep-with-next="always" text:number-lines="false" text:line-number="0"/>
      <style:text-properties style:font-name="Times New Roman" fo:font-family="'Times New Roman'" style:font-family-generic="roman" style:font-pitch="variable" fo:font-size="12pt" style:font-name-asian="MS Mincho" style:font-family-asian="'MS Mincho'" style:font-pitch-asian="variable" style:font-size-asian="12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register-true="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loext: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loext:contextual-spacing="false" fo:text-align="center" style:justify-single-word="false" style:page-number="auto">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style:font-weight-complex="bold" fo:hyphenate="false" fo:hyphenation-remain-char-count="2" fo:hyphenation-push-char-count="2"/>
    </style:style>
    <style:style style:name="HeadingRecipeIngredients" style:family="paragraph" style:next-style-name="TextBodyIngredients">
      <style:paragraph-properties fo:margin-top="0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fo:hyphenate="false" fo:hyphenation-remain-char-count="2" fo:hyphenation-push-char-count="2"/>
    </style:style>
    <style:style style:name="HeadingRecipeInstructions" style:family="paragraph" style:next-style-name="TextInstructionsNumbered">
      <style:paragraph-properties fo:margin-top="0.1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style:font-name="Times New Roman" fo:font-family="'Times New Roman'" style:font-family-generic="roman" style:font-pitch="variable" fo:font-size="12pt" fo:language="en" fo:country="US" style:text-underline-style="none" fo:font-weight="bold" style:font-name-asian="Times New Roman" style:font-family-asian="'Times New Roman'" style:font-family-generic-asian="roman" style:font-pitch-asian="variable" style:font-size-asian="12pt" style:language-asian="zxx" style:country-asian="none"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loext:contextual-spacing="false" fo:text-align="center" style:justify-single-word="false" style:page-number="auto"/>
      <style:text-properties style:font-name="Gabriola"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loext:contextual-spacing="false" fo:text-align="center" style:justify-single-word="false" fo:orphans="0" fo:widows="0" fo:hyphenation-ladder-count="no-limit" fo:text-indent="0in" style:auto-text-indent="false"/>
      <style:text-properties style:use-window-font-color="true" style:font-name="Gabriola1" fo:font-family="Gabriola" style:font-family-generic="decorative" style:font-pitch="variable" fo:font-size="24pt" fo:language="en" fo:country="US" style:text-underline-style="none" fo:font-weight="normal" style:font-name-asian="SimSun1" style:font-family-asian="SimSun" style:font-pitch-asian="variable" style:font-size-asian="24pt" style:language-asian="zh" style:country-asian="CN"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1"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US"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n" fo:country="U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fo:font-size="12pt" fo:language="en" fo:country="US" fo:font-style="italic" fo:font-weight="normal" style:letter-kerning="true" style:font-name-asian="Times New Roman" style:font-family-asian="'Times New Roman'" style:font-family-generic-asian="roman" style:font-pitch-asian="variable" style:font-size-asian="12pt" style:language-asian="zxx" style:country-asian="none" style:font-style-asian="italic" style:font-weight-asian="normal" style:font-name-complex="Times New Roman" style:font-family-complex="'Times New Roman'" style:font-family-generic-complex="roman" style:font-pitch-complex="variable" style:font-size-complex="12pt" style:language-complex="ar" style:country-complex="SA" style:font-style-complex="italic" style:font-weight-complex="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fo:language="en" fo:country="US" style:font-name-complex="OpenSymbol" style:font-family-complex="OpenSymbol, 'Arial Unicode MS'"/>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plaincharacterwrap_20_break" style:display-name="plaincharacterwrap break"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RightPageRecipe" style:page-layout-name="Mpm2" style:next-style-name="MirrorPageRecipe"/>
    <style:master-page style:name="MirrorPageRecipe" style:page-layout-name="Mpm3"/>
    <style:master-page style:name="RecipeHalfPageStyle" style:page-layout-name="Mpm1"/>
    <style:master-page style:name="TitlePageStyle" style:page-layout-name="Mpm4"/>
    <style:master-page style:name="SpineTitlePageStyle" style:page-layout-name="Mpm5"/>
    <style:master-page style:name="RecipeHalfPageRightStyle" style:page-layout-name="Mpm6" style:next-style-name="RecipeHalfPageStyl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in d’amande</dc:title>
    <meta:initial-creator>David Holland-Moritz</meta:initial-creator>
    <meta:creation-date>2011-12-23T20:46:00</meta:creation-date>
    <dc:date>2019-11-30T12:56:52.315019295</dc:date>
    <meta:editing-cycles>32</meta:editing-cycles>
    <meta:editing-duration>PT5H21M50S</meta:editing-duration>
    <meta:generator>LibreOffice/5.0.3.2$Linux_X86_64 LibreOffice_project/00m0$Build-2</meta:generator>
    <dc:creator>David Holland-Moritz</dc:creator>
    <meta:document-statistic meta:table-count="0" meta:image-count="1" meta:object-count="0" meta:page-count="31" meta:paragraph-count="541" meta:word-count="4234" meta:character-count="22766" meta:non-whitespace-character-count="18881"/>
  </office:meta>
</office:document-meta>
</file>